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2" style:family="graphic" style:parent-style-name="standard">
      <style:graphic-properties draw:stroke="solid" svg:stroke-width="0.011cm" svg:stroke-color="#000000" draw:stroke-linejoin="round" svg:stroke-linecap="round" draw:fill="none" draw:fill-color="#000000" fo:padding-top="0.005cm" fo:padding-bottom="0.005cm" fo:padding-left="0.005cm" fo:padding-right="0.005cm"/>
    </style:style>
    <style:style style:name="gr3" style:family="graphic" style:parent-style-name="standard">
      <style:graphic-properties draw:stroke="solid" svg:stroke-width="0.011cm" svg:stroke-color="#000000" draw:stroke-linejoin="round" svg:stroke-linecap="round" draw:fill="none" fo:padding-top="0.005cm" fo:padding-bottom="0.005cm" fo:padding-left="0.005cm" fo:padding-right="0.005cm"/>
    </style:style>
    <style:style style:name="gr4" style:family="graphic" style:parent-style-name="standard">
      <style:graphic-properties draw:stroke="solid" svg:stroke-width="0.014cm" svg:stroke-color="#ff0000" draw:stroke-linejoin="miter" svg:stroke-linecap="butt" draw:fill="none" draw:fill-color="#ff0000" fo:padding-top="0.007cm" fo:padding-bottom="0.007cm" fo:padding-left="0.007cm" fo:padding-right="0.007cm"/>
    </style:style>
    <style:style style:name="gr5" style:family="graphic" style:parent-style-name="standard">
      <style:graphic-properties draw:stroke="solid" svg:stroke-width="0.014cm" svg:stroke-color="#ff0000" draw:stroke-linejoin="miter" svg:stroke-linecap="butt" draw:fill="none" fo:padding-top="0.007cm" fo:padding-bottom="0.007cm" fo:padding-left="0.007cm" fo:padding-right="0.00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178cm" fo:min-width="0.178cm"/>
    </style:style>
    <style:style style:name="gr7" style:family="graphic" style:parent-style-name="standard">
      <style:graphic-properties svg:stroke-color="#000000" draw:fill-color="#0aecf9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8" style:family="graphic" style:parent-style-name="standard">
      <style:graphic-properties svg:stroke-color="#000000" draw:fill-color="#ffe994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9" style:family="graphic" style:parent-style-name="standard">
      <style:graphic-properties draw:stroke="solid" svg:stroke-width="0.011cm" svg:stroke-color="#ff0000" draw:stroke-linejoin="round" svg:stroke-linecap="round" draw:fill="none" fo:padding-top="0.005cm" fo:padding-bottom="0.005cm" fo:padding-left="0.005cm" fo:padding-right="0.005cm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none" draw:fill-color="#000000"/>
    </style:style>
    <style:style style:name="P3" style:family="paragraph">
      <loext:graphic-properties draw:fill="none" draw:fill-color="#ff0000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aecf9"/>
      <style:paragraph-properties fo:text-align="center" style:writing-mode="lr-tb"/>
    </style:style>
    <style:style style:name="P7" style:family="paragraph">
      <loext:graphic-properties draw:fill-color="#ffe994"/>
      <style:paragraph-properties fo:text-align="center" style:writing-mode="lr-tb"/>
    </style:style>
    <style:style style:name="P8" style:family="paragraph">
      <loext:graphic-properties draw:fill-color="#b2b2b2"/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674cm" svg:y1="0.483cm" svg:x2="0.674cm" svg:y2="1.467cm">
          <text:p/>
        </draw:line>
        <draw:path draw:style-name="gr2" draw:text-style-name="P2" draw:layer="layout" svg:width="0.113cm" svg:height="0.053cm" svg:x="0.618cm" svg:y="1.425cm" svg:viewBox="0 0 114 54" svg:d="M114 0c-22 4-54 43-58 54-3-11-35-50-56-54">
          <text:p/>
        </draw:path>
        <draw:line draw:style-name="gr1" draw:text-style-name="P1" draw:layer="layout" svg:x1="0.674cm" svg:y1="2.483cm" svg:x2="0.674cm" svg:y2="2.983cm">
          <text:p/>
        </draw:line>
        <draw:line draw:style-name="gr1" draw:text-style-name="P1" draw:layer="layout" svg:x1="0.941cm" svg:y1="0.483cm" svg:x2="0.941cm" svg:y2="1.467cm">
          <text:p/>
        </draw:line>
        <draw:path draw:style-name="gr2" draw:text-style-name="P2" draw:layer="layout" svg:width="0.112cm" svg:height="0.053cm" svg:x="0.885cm" svg:y="1.425cm" svg:viewBox="0 0 113 54" svg:d="M113 0c-21 4-52 43-56 54-3-11-36-50-57-54">
          <text:p/>
        </draw:path>
        <draw:line draw:style-name="gr1" draw:text-style-name="P1" draw:layer="layout" svg:x1="0.941cm" svg:y1="2.483cm" svg:x2="0.941cm" svg:y2="2.983cm">
          <text:p/>
        </draw:line>
        <draw:line draw:style-name="gr1" draw:text-style-name="P1" draw:layer="layout" svg:x1="1.208cm" svg:y1="0.483cm" svg:x2="1.208cm" svg:y2="1.467cm">
          <text:p/>
        </draw:line>
        <draw:path draw:style-name="gr2" draw:text-style-name="P2" draw:layer="layout" svg:width="0.112cm" svg:height="0.053cm" svg:x="1.152cm" svg:y="1.425cm" svg:viewBox="0 0 113 54" svg:d="M113 0c-21 4-53 43-56 54-4-11-35-50-57-54">
          <text:p/>
        </draw:path>
        <draw:line draw:style-name="gr1" draw:text-style-name="P1" draw:layer="layout" svg:x1="1.208cm" svg:y1="2.483cm" svg:x2="1.208cm" svg:y2="2.983cm">
          <text:p/>
        </draw:line>
        <draw:line draw:style-name="gr1" draw:text-style-name="P1" draw:layer="layout" svg:x1="1.474cm" svg:y1="0.483cm" svg:x2="1.474cm" svg:y2="1.467cm">
          <text:p/>
        </draw:line>
        <draw:path draw:style-name="gr2" draw:text-style-name="P2" draw:layer="layout" svg:width="0.113cm" svg:height="0.053cm" svg:x="1.418cm" svg:y="1.425cm" svg:viewBox="0 0 114 54" svg:d="M114 0c-21 4-54 43-58 54-3-11-35-50-56-54">
          <text:p/>
        </draw:path>
        <draw:line draw:style-name="gr1" draw:text-style-name="P1" draw:layer="layout" svg:x1="1.474cm" svg:y1="2.483cm" svg:x2="1.474cm" svg:y2="2.983cm">
          <text:p/>
        </draw:line>
        <draw:line draw:style-name="gr1" draw:text-style-name="P1" draw:layer="layout" svg:x1="1.874cm" svg:y1="0.483cm" svg:x2="1.874cm" svg:y2="1.467cm">
          <text:p/>
        </draw:line>
        <draw:path draw:style-name="gr2" draw:text-style-name="P2" draw:layer="layout" svg:width="0.113cm" svg:height="0.053cm" svg:x="1.818cm" svg:y="1.425cm" svg:viewBox="0 0 114 54" svg:d="M114 0c-21 4-53 43-57 54-3-11-35-50-57-54">
          <text:p/>
        </draw:path>
        <draw:line draw:style-name="gr1" draw:text-style-name="P1" draw:layer="layout" svg:x1="1.874cm" svg:y1="2.483cm" svg:x2="1.874cm" svg:y2="2.983cm">
          <text:p/>
        </draw:line>
        <draw:line draw:style-name="gr1" draw:text-style-name="P1" draw:layer="layout" svg:x1="2.141cm" svg:y1="0.483cm" svg:x2="2.141cm" svg:y2="1.467cm">
          <text:p/>
        </draw:line>
        <draw:path draw:style-name="gr2" draw:text-style-name="P2" draw:layer="layout" svg:width="0.112cm" svg:height="0.053cm" svg:x="2.085cm" svg:y="1.425cm" svg:viewBox="0 0 113 54" svg:d="M113 0c-21 4-53 43-57 54-3-11-35-50-56-54">
          <text:p/>
        </draw:path>
        <draw:line draw:style-name="gr1" draw:text-style-name="P1" draw:layer="layout" svg:x1="2.141cm" svg:y1="2.483cm" svg:x2="2.141cm" svg:y2="2.983cm">
          <text:p/>
        </draw:line>
        <draw:line draw:style-name="gr1" draw:text-style-name="P1" draw:layer="layout" svg:x1="2.408cm" svg:y1="0.483cm" svg:x2="2.408cm" svg:y2="1.467cm">
          <text:p/>
        </draw:line>
        <draw:path draw:style-name="gr2" draw:text-style-name="P2" draw:layer="layout" svg:width="0.112cm" svg:height="0.053cm" svg:x="2.352cm" svg:y="1.425cm" svg:viewBox="0 0 113 54" svg:d="M113 0c-21 4-53 43-56 54-4-11-36-50-57-54">
          <text:p/>
        </draw:path>
        <draw:line draw:style-name="gr1" draw:text-style-name="P1" draw:layer="layout" svg:x1="2.408cm" svg:y1="2.483cm" svg:x2="2.408cm" svg:y2="2.983cm">
          <text:p/>
        </draw:line>
        <draw:line draw:style-name="gr1" draw:text-style-name="P1" draw:layer="layout" svg:x1="2.675cm" svg:y1="0.483cm" svg:x2="2.675cm" svg:y2="1.467cm">
          <text:p/>
        </draw:line>
        <draw:path draw:style-name="gr2" draw:text-style-name="P2" draw:layer="layout" svg:width="0.113cm" svg:height="0.053cm" svg:x="2.618cm" svg:y="1.425cm" svg:viewBox="0 0 114 54" svg:d="M114 0c-22 4-54 43-57 54-4-11-36-50-57-54">
          <text:p/>
        </draw:path>
        <draw:line draw:style-name="gr1" draw:text-style-name="P1" draw:layer="layout" svg:x1="2.675cm" svg:y1="2.483cm" svg:x2="2.675cm" svg:y2="2.983cm">
          <text:p/>
        </draw:line>
        <draw:line draw:style-name="gr1" draw:text-style-name="P1" draw:layer="layout" svg:x1="3.075cm" svg:y1="0.483cm" svg:x2="3.075cm" svg:y2="1.467cm">
          <text:p/>
        </draw:line>
        <draw:path draw:style-name="gr2" draw:text-style-name="P2" draw:layer="layout" svg:width="0.113cm" svg:height="0.053cm" svg:x="3.018cm" svg:y="1.425cm" svg:viewBox="0 0 114 54" svg:d="M114 0c-21 4-53 43-56 54-4-11-37-50-58-54">
          <text:p/>
        </draw:path>
        <draw:line draw:style-name="gr1" draw:text-style-name="P1" draw:layer="layout" svg:x1="3.075cm" svg:y1="2.483cm" svg:x2="3.075cm" svg:y2="2.983cm">
          <text:p/>
        </draw:line>
        <draw:line draw:style-name="gr1" draw:text-style-name="P1" draw:layer="layout" svg:x1="3.341cm" svg:y1="0.483cm" svg:x2="3.341cm" svg:y2="1.467cm">
          <text:p/>
        </draw:line>
        <draw:path draw:style-name="gr2" draw:text-style-name="P2" draw:layer="layout" svg:width="0.112cm" svg:height="0.053cm" svg:x="3.285cm" svg:y="1.425cm" svg:viewBox="0 0 113 54" svg:d="M113 0c-21 4-52 43-56 54-3-11-35-50-57-54">
          <text:p/>
        </draw:path>
        <draw:line draw:style-name="gr1" draw:text-style-name="P1" draw:layer="layout" svg:x1="3.341cm" svg:y1="2.483cm" svg:x2="3.341cm" svg:y2="2.983cm">
          <text:p/>
        </draw:line>
        <draw:line draw:style-name="gr1" draw:text-style-name="P1" draw:layer="layout" svg:x1="3.608cm" svg:y1="0.483cm" svg:x2="3.608cm" svg:y2="1.467cm">
          <text:p/>
        </draw:line>
        <draw:path draw:style-name="gr2" draw:text-style-name="P2" draw:layer="layout" svg:width="0.112cm" svg:height="0.053cm" svg:x="3.552cm" svg:y="1.425cm" svg:viewBox="0 0 113 54" svg:d="M113 0c-21 4-54 43-57 54-4-11-35-50-56-54">
          <text:p/>
        </draw:path>
        <draw:line draw:style-name="gr1" draw:text-style-name="P1" draw:layer="layout" svg:x1="3.608cm" svg:y1="2.483cm" svg:x2="3.608cm" svg:y2="2.983cm">
          <text:p/>
        </draw:line>
        <draw:line draw:style-name="gr1" draw:text-style-name="P1" draw:layer="layout" svg:x1="3.875cm" svg:y1="0.483cm" svg:x2="3.875cm" svg:y2="1.467cm">
          <text:p/>
        </draw:line>
        <draw:path draw:style-name="gr2" draw:text-style-name="P2" draw:layer="layout" svg:width="0.113cm" svg:height="0.053cm" svg:x="3.818cm" svg:y="1.425cm" svg:viewBox="0 0 114 54" svg:d="M114 0c-21 4-53 43-56 54-4-11-37-50-58-54">
          <text:p/>
        </draw:path>
        <draw:line draw:style-name="gr1" draw:text-style-name="P1" draw:layer="layout" svg:x1="3.875cm" svg:y1="2.483cm" svg:x2="3.875cm" svg:y2="2.983cm">
          <text:p/>
        </draw:line>
        <draw:line draw:style-name="gr1" draw:text-style-name="P1" draw:layer="layout" svg:x1="4.275cm" svg:y1="0.483cm" svg:x2="4.275cm" svg:y2="1.467cm">
          <text:p/>
        </draw:line>
        <draw:path draw:style-name="gr2" draw:text-style-name="P2" draw:layer="layout" svg:width="0.113cm" svg:height="0.053cm" svg:x="4.218cm" svg:y="1.425cm" svg:viewBox="0 0 114 54" svg:d="M114 0c-21 4-54 43-57 54-4-11-36-50-57-54">
          <text:p/>
        </draw:path>
        <draw:line draw:style-name="gr1" draw:text-style-name="P1" draw:layer="layout" svg:x1="4.275cm" svg:y1="2.483cm" svg:x2="4.275cm" svg:y2="2.983cm">
          <text:p/>
        </draw:line>
        <draw:line draw:style-name="gr1" draw:text-style-name="P1" draw:layer="layout" svg:x1="4.541cm" svg:y1="0.483cm" svg:x2="4.541cm" svg:y2="1.467cm">
          <text:p/>
        </draw:line>
        <draw:path draw:style-name="gr2" draw:text-style-name="P2" draw:layer="layout" svg:width="0.112cm" svg:height="0.053cm" svg:x="4.485cm" svg:y="1.425cm" svg:viewBox="0 0 113 54" svg:d="M113 0c-21 4-52 43-56 54-3-11-36-50-57-54">
          <text:p/>
        </draw:path>
        <draw:line draw:style-name="gr1" draw:text-style-name="P1" draw:layer="layout" svg:x1="4.541cm" svg:y1="2.483cm" svg:x2="4.541cm" svg:y2="2.983cm">
          <text:p/>
        </draw:line>
        <draw:line draw:style-name="gr1" draw:text-style-name="P1" draw:layer="layout" svg:x1="4.808cm" svg:y1="0.483cm" svg:x2="4.808cm" svg:y2="1.467cm">
          <text:p/>
        </draw:line>
        <draw:path draw:style-name="gr2" draw:text-style-name="P2" draw:layer="layout" svg:width="0.112cm" svg:height="0.053cm" svg:x="4.752cm" svg:y="1.425cm" svg:viewBox="0 0 113 54" svg:d="M113 0c-22 4-54 43-57 54-4-11-35-50-56-54">
          <text:p/>
        </draw:path>
        <draw:line draw:style-name="gr1" draw:text-style-name="P1" draw:layer="layout" svg:x1="4.808cm" svg:y1="2.483cm" svg:x2="4.808cm" svg:y2="2.983cm">
          <text:p/>
        </draw:line>
        <draw:line draw:style-name="gr1" draw:text-style-name="P1" draw:layer="layout" svg:x1="5.075cm" svg:y1="0.483cm" svg:x2="5.075cm" svg:y2="1.467cm">
          <text:p/>
        </draw:line>
        <draw:path draw:style-name="gr2" draw:text-style-name="P2" draw:layer="layout" svg:width="0.113cm" svg:height="0.053cm" svg:x="5.018cm" svg:y="1.425cm" svg:viewBox="0 0 114 54" svg:d="M114 0c-21 4-54 43-57 54-4-11-36-50-57-54">
          <text:p/>
        </draw:path>
        <draw:line draw:style-name="gr1" draw:text-style-name="P1" draw:layer="layout" svg:x1="5.075cm" svg:y1="2.483cm" svg:x2="5.075cm" svg:y2="2.983cm">
          <text:p/>
        </draw:line>
        <draw:line draw:style-name="gr1" draw:text-style-name="P1" draw:layer="layout" svg:x1="5.475cm" svg:y1="0.483cm" svg:x2="5.475cm" svg:y2="1.467cm">
          <text:p/>
        </draw:line>
        <draw:path draw:style-name="gr2" draw:text-style-name="P2" draw:layer="layout" svg:width="0.113cm" svg:height="0.053cm" svg:x="5.418cm" svg:y="1.425cm" svg:viewBox="0 0 114 54" svg:d="M114 0c-22 4-54 43-57 54-4-11-36-50-57-54">
          <text:p/>
        </draw:path>
        <draw:line draw:style-name="gr1" draw:text-style-name="P1" draw:layer="layout" svg:x1="5.475cm" svg:y1="2.483cm" svg:x2="5.475cm" svg:y2="2.983cm">
          <text:p/>
        </draw:line>
        <draw:line draw:style-name="gr1" draw:text-style-name="P1" draw:layer="layout" svg:x1="5.741cm" svg:y1="0.483cm" svg:x2="5.741cm" svg:y2="1.467cm">
          <text:p/>
        </draw:line>
        <draw:path draw:style-name="gr2" draw:text-style-name="P2" draw:layer="layout" svg:width="0.112cm" svg:height="0.053cm" svg:x="5.685cm" svg:y="1.425cm" svg:viewBox="0 0 113 54" svg:d="M113 0c-21 4-53 43-57 54-3-11-35-50-56-54">
          <text:p/>
        </draw:path>
        <draw:line draw:style-name="gr1" draw:text-style-name="P1" draw:layer="layout" svg:x1="5.741cm" svg:y1="2.483cm" svg:x2="5.741cm" svg:y2="2.983cm">
          <text:p/>
        </draw:line>
        <draw:line draw:style-name="gr1" draw:text-style-name="P1" draw:layer="layout" svg:x1="6.008cm" svg:y1="0.483cm" svg:x2="6.008cm" svg:y2="1.467cm">
          <text:p/>
        </draw:line>
        <draw:path draw:style-name="gr2" draw:text-style-name="P2" draw:layer="layout" svg:width="0.112cm" svg:height="0.053cm" svg:x="5.952cm" svg:y="1.425cm" svg:viewBox="0 0 113 54" svg:d="M113 0c-21 4-53 43-56 54-4-11-36-50-57-54">
          <text:p/>
        </draw:path>
        <draw:line draw:style-name="gr1" draw:text-style-name="P1" draw:layer="layout" svg:x1="6.008cm" svg:y1="2.483cm" svg:x2="6.008cm" svg:y2="2.983cm">
          <text:p/>
        </draw:line>
        <draw:line draw:style-name="gr1" draw:text-style-name="P1" draw:layer="layout" svg:x1="6.275cm" svg:y1="0.483cm" svg:x2="6.275cm" svg:y2="1.467cm">
          <text:p/>
        </draw:line>
        <draw:path draw:style-name="gr2" draw:text-style-name="P2" draw:layer="layout" svg:width="0.113cm" svg:height="0.053cm" svg:x="6.218cm" svg:y="1.425cm" svg:viewBox="0 0 114 54" svg:d="M114 0c-22 4-54 43-57 54-4-11-36-50-57-54">
          <text:p/>
        </draw:path>
        <draw:line draw:style-name="gr1" draw:text-style-name="P1" draw:layer="layout" svg:x1="6.275cm" svg:y1="2.483cm" svg:x2="6.275cm" svg:y2="2.983cm">
          <text:p/>
        </draw:line>
        <draw:line draw:style-name="gr1" draw:text-style-name="P1" draw:layer="layout" svg:x1="6.675cm" svg:y1="0.483cm" svg:x2="6.675cm" svg:y2="1.467cm">
          <text:p/>
        </draw:line>
        <draw:path draw:style-name="gr2" draw:text-style-name="P2" draw:layer="layout" svg:width="0.113cm" svg:height="0.053cm" svg:x="6.618cm" svg:y="1.425cm" svg:viewBox="0 0 114 54" svg:d="M114 0c-21 4-53 43-56 54-4-11-37-50-58-54">
          <text:p/>
        </draw:path>
        <draw:line draw:style-name="gr1" draw:text-style-name="P1" draw:layer="layout" svg:x1="6.675cm" svg:y1="2.483cm" svg:x2="6.675cm" svg:y2="2.983cm">
          <text:p/>
        </draw:line>
        <draw:line draw:style-name="gr1" draw:text-style-name="P1" draw:layer="layout" svg:x1="6.941cm" svg:y1="0.483cm" svg:x2="6.941cm" svg:y2="1.467cm">
          <text:p/>
        </draw:line>
        <draw:path draw:style-name="gr2" draw:text-style-name="P2" draw:layer="layout" svg:width="0.112cm" svg:height="0.053cm" svg:x="6.885cm" svg:y="1.425cm" svg:viewBox="0 0 113 54" svg:d="M113 0c-22 4-53 43-57 54-3-11-35-50-56-54">
          <text:p/>
        </draw:path>
        <draw:line draw:style-name="gr1" draw:text-style-name="P1" draw:layer="layout" svg:x1="6.941cm" svg:y1="2.483cm" svg:x2="6.941cm" svg:y2="2.983cm">
          <text:p/>
        </draw:line>
        <draw:line draw:style-name="gr1" draw:text-style-name="P1" draw:layer="layout" svg:x1="7.208cm" svg:y1="0.483cm" svg:x2="7.208cm" svg:y2="1.467cm">
          <text:p/>
        </draw:line>
        <draw:path draw:style-name="gr2" draw:text-style-name="P2" draw:layer="layout" svg:width="0.112cm" svg:height="0.053cm" svg:x="7.152cm" svg:y="1.425cm" svg:viewBox="0 0 113 54" svg:d="M113 0c-21 4-53 43-56 54-5-11-36-50-57-54">
          <text:p/>
        </draw:path>
        <draw:line draw:style-name="gr1" draw:text-style-name="P1" draw:layer="layout" svg:x1="7.208cm" svg:y1="2.483cm" svg:x2="7.208cm" svg:y2="2.983cm">
          <text:p/>
        </draw:line>
        <draw:line draw:style-name="gr1" draw:text-style-name="P1" draw:layer="layout" svg:x1="7.475cm" svg:y1="0.483cm" svg:x2="7.475cm" svg:y2="1.467cm">
          <text:p/>
        </draw:line>
        <draw:path draw:style-name="gr2" draw:text-style-name="P2" draw:layer="layout" svg:width="0.113cm" svg:height="0.053cm" svg:x="7.418cm" svg:y="1.425cm" svg:viewBox="0 0 114 54" svg:d="M114 0c-21 4-53 43-56 54-4-11-36-50-58-54">
          <text:p/>
        </draw:path>
        <draw:line draw:style-name="gr1" draw:text-style-name="P1" draw:layer="layout" svg:x1="7.475cm" svg:y1="2.483cm" svg:x2="7.475cm" svg:y2="2.983cm">
          <text:p/>
        </draw:line>
        <draw:line draw:style-name="gr1" draw:text-style-name="P1" draw:layer="layout" svg:x1="7.875cm" svg:y1="0.483cm" svg:x2="7.875cm" svg:y2="1.467cm">
          <text:p/>
        </draw:line>
        <draw:path draw:style-name="gr2" draw:text-style-name="P2" draw:layer="layout" svg:width="0.113cm" svg:height="0.053cm" svg:x="7.818cm" svg:y="1.425cm" svg:viewBox="0 0 114 54" svg:d="M114 0c-21 4-54 43-57 54-4-11-36-50-57-54">
          <text:p/>
        </draw:path>
        <draw:line draw:style-name="gr1" draw:text-style-name="P1" draw:layer="layout" svg:x1="7.875cm" svg:y1="2.483cm" svg:x2="7.875cm" svg:y2="2.983cm">
          <text:p/>
        </draw:line>
        <draw:line draw:style-name="gr1" draw:text-style-name="P1" draw:layer="layout" svg:x1="8.141cm" svg:y1="0.483cm" svg:x2="8.141cm" svg:y2="1.467cm">
          <text:p/>
        </draw:line>
        <draw:path draw:style-name="gr2" draw:text-style-name="P2" draw:layer="layout" svg:width="0.112cm" svg:height="0.053cm" svg:x="8.085cm" svg:y="1.425cm" svg:viewBox="0 0 113 54" svg:d="M113 0c-21 4-52 43-56 54-3-11-35-50-57-54">
          <text:p/>
        </draw:path>
        <draw:line draw:style-name="gr1" draw:text-style-name="P1" draw:layer="layout" svg:x1="8.141cm" svg:y1="2.483cm" svg:x2="8.141cm" svg:y2="2.983cm">
          <text:p/>
        </draw:line>
        <draw:line draw:style-name="gr1" draw:text-style-name="P1" draw:layer="layout" svg:x1="8.408cm" svg:y1="0.483cm" svg:x2="8.408cm" svg:y2="1.467cm">
          <text:p/>
        </draw:line>
        <draw:path draw:style-name="gr2" draw:text-style-name="P2" draw:layer="layout" svg:width="0.112cm" svg:height="0.053cm" svg:x="8.352cm" svg:y="1.425cm" svg:viewBox="0 0 113 54" svg:d="M113 0c-21 4-54 43-57 54-4-11-35-50-56-54">
          <text:p/>
        </draw:path>
        <draw:line draw:style-name="gr1" draw:text-style-name="P1" draw:layer="layout" svg:x1="8.408cm" svg:y1="2.483cm" svg:x2="8.408cm" svg:y2="2.983cm">
          <text:p/>
        </draw:line>
        <draw:line draw:style-name="gr1" draw:text-style-name="P1" draw:layer="layout" svg:x1="8.675cm" svg:y1="0.483cm" svg:x2="8.675cm" svg:y2="1.467cm">
          <text:p/>
        </draw:line>
        <draw:path draw:style-name="gr2" draw:text-style-name="P2" draw:layer="layout" svg:width="0.113cm" svg:height="0.053cm" svg:x="8.618cm" svg:y="1.425cm" svg:viewBox="0 0 114 54" svg:d="M114 0c-21 4-53 43-56 54-4-11-37-50-58-54">
          <text:p/>
        </draw:path>
        <draw:line draw:style-name="gr1" draw:text-style-name="P1" draw:layer="layout" svg:x1="8.675cm" svg:y1="2.483cm" svg:x2="8.675cm" svg:y2="2.983cm">
          <text:p/>
        </draw:line>
        <draw:line draw:style-name="gr1" draw:text-style-name="P1" draw:layer="layout" svg:x1="9.075cm" svg:y1="0.483cm" svg:x2="9.075cm" svg:y2="1.467cm">
          <text:p/>
        </draw:line>
        <draw:path draw:style-name="gr2" draw:text-style-name="P2" draw:layer="layout" svg:width="0.113cm" svg:height="0.053cm" svg:x="9.018cm" svg:y="1.425cm" svg:viewBox="0 0 114 54" svg:d="M114 0c-22 4-54 43-57 54-4-11-36-50-57-54">
          <text:p/>
        </draw:path>
        <draw:line draw:style-name="gr1" draw:text-style-name="P1" draw:layer="layout" svg:x1="9.075cm" svg:y1="2.483cm" svg:x2="9.075cm" svg:y2="2.983cm">
          <text:p/>
        </draw:line>
        <draw:line draw:style-name="gr1" draw:text-style-name="P1" draw:layer="layout" svg:x1="9.341cm" svg:y1="0.483cm" svg:x2="9.341cm" svg:y2="1.467cm">
          <text:p/>
        </draw:line>
        <draw:path draw:style-name="gr2" draw:text-style-name="P2" draw:layer="layout" svg:width="0.112cm" svg:height="0.053cm" svg:x="9.285cm" svg:y="1.425cm" svg:viewBox="0 0 113 54" svg:d="M113 0c-21 4-52 43-56 54-3-11-36-50-57-54">
          <text:p/>
        </draw:path>
        <draw:line draw:style-name="gr1" draw:text-style-name="P1" draw:layer="layout" svg:x1="9.341cm" svg:y1="2.483cm" svg:x2="9.341cm" svg:y2="2.983cm">
          <text:p/>
        </draw:line>
        <draw:line draw:style-name="gr1" draw:text-style-name="P1" draw:layer="layout" svg:x1="9.608cm" svg:y1="0.483cm" svg:x2="9.608cm" svg:y2="1.467cm">
          <text:p/>
        </draw:line>
        <draw:path draw:style-name="gr2" draw:text-style-name="P2" draw:layer="layout" svg:width="0.112cm" svg:height="0.053cm" svg:x="9.552cm" svg:y="1.425cm" svg:viewBox="0 0 113 54" svg:d="M113 0c-21 4-53 43-56 54-4-11-35-50-57-54">
          <text:p/>
        </draw:path>
        <draw:line draw:style-name="gr1" draw:text-style-name="P1" draw:layer="layout" svg:x1="9.608cm" svg:y1="2.483cm" svg:x2="9.608cm" svg:y2="2.983cm">
          <text:p/>
        </draw:line>
        <draw:line draw:style-name="gr1" draw:text-style-name="P1" draw:layer="layout" svg:x1="9.875cm" svg:y1="0.483cm" svg:x2="9.875cm" svg:y2="1.467cm">
          <text:p/>
        </draw:line>
        <draw:path draw:style-name="gr2" draw:text-style-name="P2" draw:layer="layout" svg:width="0.113cm" svg:height="0.053cm" svg:x="9.818cm" svg:y="1.425cm" svg:viewBox="0 0 114 54" svg:d="M114 0c-21 4-54 43-57 54-4-11-36-50-57-54">
          <text:p/>
        </draw:path>
        <draw:line draw:style-name="gr1" draw:text-style-name="P1" draw:layer="layout" svg:x1="9.875cm" svg:y1="2.483cm" svg:x2="9.875cm" svg:y2="2.983cm">
          <text:p/>
        </draw:line>
        <draw:line draw:style-name="gr1" draw:text-style-name="P1" draw:layer="layout" svg:x1="10.275cm" svg:y1="0.483cm" svg:x2="10.275cm" svg:y2="1.467cm">
          <text:p/>
        </draw:line>
        <draw:path draw:style-name="gr2" draw:text-style-name="P2" draw:layer="layout" svg:width="0.113cm" svg:height="0.053cm" svg:x="10.218cm" svg:y="1.425cm" svg:viewBox="0 0 114 54" svg:d="M114 0c-21 4-53 43-56 54-4-11-36-50-58-54">
          <text:p/>
        </draw:path>
        <draw:line draw:style-name="gr1" draw:text-style-name="P1" draw:layer="layout" svg:x1="10.275cm" svg:y1="2.483cm" svg:x2="10.275cm" svg:y2="2.983cm">
          <text:p/>
        </draw:line>
        <draw:line draw:style-name="gr1" draw:text-style-name="P1" draw:layer="layout" svg:x1="10.541cm" svg:y1="0.483cm" svg:x2="10.541cm" svg:y2="1.467cm">
          <text:p/>
        </draw:line>
        <draw:path draw:style-name="gr2" draw:text-style-name="P2" draw:layer="layout" svg:width="0.112cm" svg:height="0.053cm" svg:x="10.485cm" svg:y="1.425cm" svg:viewBox="0 0 113 54" svg:d="M113 0c-21 4-53 43-57 54-3-11-35-50-56-54">
          <text:p/>
        </draw:path>
        <draw:line draw:style-name="gr1" draw:text-style-name="P1" draw:layer="layout" svg:x1="10.541cm" svg:y1="2.483cm" svg:x2="10.541cm" svg:y2="2.983cm">
          <text:p/>
        </draw:line>
        <draw:line draw:style-name="gr1" draw:text-style-name="P1" draw:layer="layout" svg:x1="10.808cm" svg:y1="0.483cm" svg:x2="10.808cm" svg:y2="1.467cm">
          <text:p/>
        </draw:line>
        <draw:path draw:style-name="gr2" draw:text-style-name="P2" draw:layer="layout" svg:width="0.112cm" svg:height="0.053cm" svg:x="10.752cm" svg:y="1.425cm" svg:viewBox="0 0 113 54" svg:d="M113 0c-21 4-53 43-56 54-4-11-36-50-57-54">
          <text:p/>
        </draw:path>
        <draw:line draw:style-name="gr1" draw:text-style-name="P1" draw:layer="layout" svg:x1="10.808cm" svg:y1="2.483cm" svg:x2="10.808cm" svg:y2="2.983cm">
          <text:p/>
        </draw:line>
        <draw:line draw:style-name="gr1" draw:text-style-name="P1" draw:layer="layout" svg:x1="11.075cm" svg:y1="0.483cm" svg:x2="11.075cm" svg:y2="1.467cm">
          <text:p/>
        </draw:line>
        <draw:path draw:style-name="gr2" draw:text-style-name="P2" draw:layer="layout" svg:width="0.113cm" svg:height="0.053cm" svg:x="11.018cm" svg:y="1.425cm" svg:viewBox="0 0 114 54" svg:d="M114 0c-22 4-54 43-57 54-4-11-36-50-57-54">
          <text:p/>
        </draw:path>
        <draw:line draw:style-name="gr1" draw:text-style-name="P1" draw:layer="layout" svg:x1="11.075cm" svg:y1="2.483cm" svg:x2="11.075cm" svg:y2="2.983cm">
          <text:p/>
        </draw:line>
        <draw:line draw:style-name="gr1" draw:text-style-name="P1" draw:layer="layout" svg:x1="11.475cm" svg:y1="0.483cm" svg:x2="11.475cm" svg:y2="1.467cm">
          <text:p/>
        </draw:line>
        <draw:path draw:style-name="gr2" draw:text-style-name="P2" draw:layer="layout" svg:width="0.113cm" svg:height="0.053cm" svg:x="11.418cm" svg:y="1.425cm" svg:viewBox="0 0 114 54" svg:d="M114 0c-21 4-53 43-56 54-4-11-37-50-58-54">
          <text:p/>
        </draw:path>
        <draw:line draw:style-name="gr1" draw:text-style-name="P1" draw:layer="layout" svg:x1="11.475cm" svg:y1="2.483cm" svg:x2="11.475cm" svg:y2="2.983cm">
          <text:p/>
        </draw:line>
        <draw:line draw:style-name="gr1" draw:text-style-name="P1" draw:layer="layout" svg:x1="11.741cm" svg:y1="0.483cm" svg:x2="11.741cm" svg:y2="1.467cm">
          <text:p/>
        </draw:line>
        <draw:path draw:style-name="gr2" draw:text-style-name="P2" draw:layer="layout" svg:width="0.113cm" svg:height="0.053cm" svg:x="11.685cm" svg:y="1.425cm" svg:viewBox="0 0 114 54" svg:d="M114 0c-22 4-53 43-57 54-3-11-35-50-57-54">
          <text:p/>
        </draw:path>
        <draw:line draw:style-name="gr1" draw:text-style-name="P1" draw:layer="layout" svg:x1="11.741cm" svg:y1="2.483cm" svg:x2="11.741cm" svg:y2="2.983cm">
          <text:p/>
        </draw:line>
        <draw:line draw:style-name="gr1" draw:text-style-name="P1" draw:layer="layout" svg:x1="12.008cm" svg:y1="0.483cm" svg:x2="12.008cm" svg:y2="1.467cm">
          <text:p/>
        </draw:line>
        <draw:path draw:style-name="gr2" draw:text-style-name="P2" draw:layer="layout" svg:width="0.112cm" svg:height="0.053cm" svg:x="11.952cm" svg:y="1.425cm" svg:viewBox="0 0 113 54" svg:d="M113 0c-21 4-54 43-57 54-4-11-35-50-56-54">
          <text:p/>
        </draw:path>
        <draw:line draw:style-name="gr1" draw:text-style-name="P1" draw:layer="layout" svg:x1="12.008cm" svg:y1="2.483cm" svg:x2="12.008cm" svg:y2="2.983cm">
          <text:p/>
        </draw:line>
        <draw:line draw:style-name="gr1" draw:text-style-name="P1" draw:layer="layout" svg:x1="12.275cm" svg:y1="0.483cm" svg:x2="12.275cm" svg:y2="1.467cm">
          <text:p/>
        </draw:line>
        <draw:path draw:style-name="gr2" draw:text-style-name="P2" draw:layer="layout" svg:width="0.113cm" svg:height="0.053cm" svg:x="12.218cm" svg:y="1.425cm" svg:viewBox="0 0 114 54" svg:d="M114 0c-21 4-53 43-56 54-4-11-37-50-58-54">
          <text:p/>
        </draw:path>
        <draw:line draw:style-name="gr1" draw:text-style-name="P1" draw:layer="layout" svg:x1="12.275cm" svg:y1="2.483cm" svg:x2="12.275cm" svg:y2="2.983cm">
          <text:p/>
        </draw:line>
        <draw:line draw:style-name="gr1" draw:text-style-name="P1" draw:layer="layout" svg:x1="12.675cm" svg:y1="0.483cm" svg:x2="12.675cm" svg:y2="1.467cm">
          <text:p/>
        </draw:line>
        <draw:path draw:style-name="gr2" draw:text-style-name="P2" draw:layer="layout" svg:width="0.113cm" svg:height="0.053cm" svg:x="12.618cm" svg:y="1.425cm" svg:viewBox="0 0 114 54" svg:d="M114 0c-21 4-54 43-57 54-4-11-36-50-57-54">
          <text:p/>
        </draw:path>
        <draw:line draw:style-name="gr1" draw:text-style-name="P1" draw:layer="layout" svg:x1="12.675cm" svg:y1="2.483cm" svg:x2="12.675cm" svg:y2="2.983cm">
          <text:p/>
        </draw:line>
        <draw:line draw:style-name="gr1" draw:text-style-name="P1" draw:layer="layout" svg:x1="12.941cm" svg:y1="0.483cm" svg:x2="12.941cm" svg:y2="1.467cm">
          <text:p/>
        </draw:line>
        <draw:path draw:style-name="gr2" draw:text-style-name="P2" draw:layer="layout" svg:width="0.113cm" svg:height="0.053cm" svg:x="12.885cm" svg:y="1.425cm" svg:viewBox="0 0 114 54" svg:d="M114 0c-22 4-53 43-57 54-3-11-36-50-57-54">
          <text:p/>
        </draw:path>
        <draw:line draw:style-name="gr1" draw:text-style-name="P1" draw:layer="layout" svg:x1="12.941cm" svg:y1="2.483cm" svg:x2="12.941cm" svg:y2="2.983cm">
          <text:p/>
        </draw:line>
        <draw:line draw:style-name="gr1" draw:text-style-name="P1" draw:layer="layout" svg:x1="13.208cm" svg:y1="0.483cm" svg:x2="13.208cm" svg:y2="1.467cm">
          <text:p/>
        </draw:line>
        <draw:path draw:style-name="gr2" draw:text-style-name="P2" draw:layer="layout" svg:width="0.112cm" svg:height="0.053cm" svg:x="13.152cm" svg:y="1.425cm" svg:viewBox="0 0 113 54" svg:d="M113 0c-22 4-54 43-57 54-4-11-35-50-56-54">
          <text:p/>
        </draw:path>
        <draw:line draw:style-name="gr1" draw:text-style-name="P1" draw:layer="layout" svg:x1="13.208cm" svg:y1="2.483cm" svg:x2="13.208cm" svg:y2="2.983cm">
          <text:p/>
        </draw:line>
        <draw:line draw:style-name="gr1" draw:text-style-name="P1" draw:layer="layout" svg:x1="13.475cm" svg:y1="0.483cm" svg:x2="13.475cm" svg:y2="1.467cm">
          <text:p/>
        </draw:line>
        <draw:path draw:style-name="gr2" draw:text-style-name="P2" draw:layer="layout" svg:width="0.113cm" svg:height="0.053cm" svg:x="13.418cm" svg:y="1.425cm" svg:viewBox="0 0 114 54" svg:d="M114 0c-21 4-54 43-57 54-4-11-36-50-57-54">
          <text:p/>
        </draw:path>
        <draw:line draw:style-name="gr1" draw:text-style-name="P1" draw:layer="layout" svg:x1="13.475cm" svg:y1="2.483cm" svg:x2="13.475cm" svg:y2="2.983cm">
          <text:p/>
        </draw:line>
        <draw:line draw:style-name="gr1" draw:text-style-name="P1" draw:layer="layout" svg:x1="13.875cm" svg:y1="0.483cm" svg:x2="13.875cm" svg:y2="1.467cm">
          <text:p/>
        </draw:line>
        <draw:path draw:style-name="gr2" draw:text-style-name="P2" draw:layer="layout" svg:width="0.113cm" svg:height="0.053cm" svg:x="13.818cm" svg:y="1.425cm" svg:viewBox="0 0 114 54" svg:d="M114 0c-22 4-54 43-57 54-4-11-36-50-57-54">
          <text:p/>
        </draw:path>
        <draw:line draw:style-name="gr1" draw:text-style-name="P1" draw:layer="layout" svg:x1="13.875cm" svg:y1="2.483cm" svg:x2="13.875cm" svg:y2="2.983cm">
          <text:p/>
        </draw:line>
        <draw:line draw:style-name="gr1" draw:text-style-name="P1" draw:layer="layout" svg:x1="14.141cm" svg:y1="0.483cm" svg:x2="14.141cm" svg:y2="1.467cm">
          <text:p/>
        </draw:line>
        <draw:path draw:style-name="gr2" draw:text-style-name="P2" draw:layer="layout" svg:width="0.113cm" svg:height="0.053cm" svg:x="14.085cm" svg:y="1.425cm" svg:viewBox="0 0 114 54" svg:d="M114 0c-22 4-54 43-58 54-3-11-35-50-56-54">
          <text:p/>
        </draw:path>
        <draw:line draw:style-name="gr1" draw:text-style-name="P1" draw:layer="layout" svg:x1="14.141cm" svg:y1="2.483cm" svg:x2="14.141cm" svg:y2="2.983cm">
          <text:p/>
        </draw:line>
        <draw:line draw:style-name="gr1" draw:text-style-name="P1" draw:layer="layout" svg:x1="14.408cm" svg:y1="0.483cm" svg:x2="14.408cm" svg:y2="1.467cm">
          <text:p/>
        </draw:line>
        <draw:path draw:style-name="gr2" draw:text-style-name="P2" draw:layer="layout" svg:width="0.112cm" svg:height="0.053cm" svg:x="14.352cm" svg:y="1.425cm" svg:viewBox="0 0 113 54" svg:d="M113 0c-21 4-53 43-56 54-4-11-36-50-57-54">
          <text:p/>
        </draw:path>
        <draw:line draw:style-name="gr1" draw:text-style-name="P1" draw:layer="layout" svg:x1="14.408cm" svg:y1="2.483cm" svg:x2="14.408cm" svg:y2="2.983cm">
          <text:p/>
        </draw:line>
        <draw:line draw:style-name="gr1" draw:text-style-name="P1" draw:layer="layout" svg:x1="14.675cm" svg:y1="0.483cm" svg:x2="14.675cm" svg:y2="1.467cm">
          <text:p/>
        </draw:line>
        <draw:path draw:style-name="gr2" draw:text-style-name="P2" draw:layer="layout" svg:width="0.113cm" svg:height="0.053cm" svg:x="14.618cm" svg:y="1.425cm" svg:viewBox="0 0 114 54" svg:d="M114 0c-22 4-54 43-57 54-4-11-35-50-57-54">
          <text:p/>
        </draw:path>
        <draw:line draw:style-name="gr1" draw:text-style-name="P1" draw:layer="layout" svg:x1="14.675cm" svg:y1="2.483cm" svg:x2="14.675cm" svg:y2="2.983cm">
          <text:p/>
        </draw:line>
        <draw:line draw:style-name="gr1" draw:text-style-name="P1" draw:layer="layout" svg:x1="15.075cm" svg:y1="0.483cm" svg:x2="15.075cm" svg:y2="1.467cm">
          <text:p/>
        </draw:line>
        <draw:path draw:style-name="gr2" draw:text-style-name="P2" draw:layer="layout" svg:width="0.113cm" svg:height="0.053cm" svg:x="15.018cm" svg:y="1.425cm" svg:viewBox="0 0 114 54" svg:d="M114 0c-21 4-53 43-56 54-4-11-36-50-58-54">
          <text:p/>
        </draw:path>
        <draw:line draw:style-name="gr1" draw:text-style-name="P1" draw:layer="layout" svg:x1="15.075cm" svg:y1="2.483cm" svg:x2="15.075cm" svg:y2="2.983cm">
          <text:p/>
        </draw:line>
        <draw:line draw:style-name="gr1" draw:text-style-name="P1" draw:layer="layout" svg:x1="15.341cm" svg:y1="0.483cm" svg:x2="15.341cm" svg:y2="1.467cm">
          <text:p/>
        </draw:line>
        <draw:path draw:style-name="gr2" draw:text-style-name="P2" draw:layer="layout" svg:width="0.113cm" svg:height="0.053cm" svg:x="15.285cm" svg:y="1.425cm" svg:viewBox="0 0 114 54" svg:d="M114 0c-23 4-54 43-58 54-3-11-35-50-56-54">
          <text:p/>
        </draw:path>
        <draw:line draw:style-name="gr1" draw:text-style-name="P1" draw:layer="layout" svg:x1="15.341cm" svg:y1="2.483cm" svg:x2="15.341cm" svg:y2="2.983cm">
          <text:p/>
        </draw:line>
        <draw:line draw:style-name="gr1" draw:text-style-name="P1" draw:layer="layout" svg:x1="15.608cm" svg:y1="0.483cm" svg:x2="15.608cm" svg:y2="1.467cm">
          <text:p/>
        </draw:line>
        <draw:path draw:style-name="gr2" draw:text-style-name="P2" draw:layer="layout" svg:width="0.112cm" svg:height="0.053cm" svg:x="15.552cm" svg:y="1.425cm" svg:viewBox="0 0 113 54" svg:d="M113 0c-21 4-52 43-56 54-5-11-36-50-57-54">
          <text:p/>
        </draw:path>
        <draw:line draw:style-name="gr1" draw:text-style-name="P1" draw:layer="layout" svg:x1="15.608cm" svg:y1="2.483cm" svg:x2="15.608cm" svg:y2="2.983cm">
          <text:p/>
        </draw:line>
        <draw:line draw:style-name="gr1" draw:text-style-name="P1" draw:layer="layout" svg:x1="15.875cm" svg:y1="0.483cm" svg:x2="15.875cm" svg:y2="1.467cm">
          <text:p/>
        </draw:line>
        <draw:path draw:style-name="gr2" draw:text-style-name="P2" draw:layer="layout" svg:width="0.113cm" svg:height="0.053cm" svg:x="15.818cm" svg:y="1.425cm" svg:viewBox="0 0 114 54" svg:d="M114 0c-21 4-53 43-56 54-4-11-35-50-58-54">
          <text:p/>
        </draw:path>
        <draw:line draw:style-name="gr1" draw:text-style-name="P1" draw:layer="layout" svg:x1="15.875cm" svg:y1="2.483cm" svg:x2="15.875cm" svg:y2="2.983cm">
          <text:p/>
        </draw:line>
        <draw:line draw:style-name="gr1" draw:text-style-name="P1" draw:layer="layout" svg:x1="16.275cm" svg:y1="0.483cm" svg:x2="16.275cm" svg:y2="1.467cm">
          <text:p/>
        </draw:line>
        <draw:path draw:style-name="gr2" draw:text-style-name="P2" draw:layer="layout" svg:width="0.113cm" svg:height="0.053cm" svg:x="16.218cm" svg:y="1.425cm" svg:viewBox="0 0 114 54" svg:d="M114 0c-21 4-54 43-57 54-4-11-35-50-57-54">
          <text:p/>
        </draw:path>
        <draw:line draw:style-name="gr1" draw:text-style-name="P1" draw:layer="layout" svg:x1="16.275cm" svg:y1="2.483cm" svg:x2="16.275cm" svg:y2="2.983cm">
          <text:p/>
        </draw:line>
        <draw:line draw:style-name="gr1" draw:text-style-name="P1" draw:layer="layout" svg:x1="16.541cm" svg:y1="0.483cm" svg:x2="16.541cm" svg:y2="1.467cm">
          <text:p/>
        </draw:line>
        <draw:path draw:style-name="gr2" draw:text-style-name="P2" draw:layer="layout" svg:width="0.113cm" svg:height="0.053cm" svg:x="16.485cm" svg:y="1.425cm" svg:viewBox="0 0 114 54" svg:d="M114 0c-22 4-53 43-57 54-3-11-35-50-57-54">
          <text:p/>
        </draw:path>
        <draw:line draw:style-name="gr1" draw:text-style-name="P1" draw:layer="layout" svg:x1="16.541cm" svg:y1="2.483cm" svg:x2="16.541cm" svg:y2="2.983cm">
          <text:p/>
        </draw:line>
        <draw:line draw:style-name="gr1" draw:text-style-name="P1" draw:layer="layout" svg:x1="16.808cm" svg:y1="0.483cm" svg:x2="16.808cm" svg:y2="1.467cm">
          <text:p/>
        </draw:line>
        <draw:path draw:style-name="gr2" draw:text-style-name="P2" draw:layer="layout" svg:width="0.112cm" svg:height="0.053cm" svg:x="16.752cm" svg:y="1.425cm" svg:viewBox="0 0 113 54" svg:d="M113 0c-21 4-53 43-57 54-4-11-35-50-56-54">
          <text:p/>
        </draw:path>
        <draw:line draw:style-name="gr1" draw:text-style-name="P1" draw:layer="layout" svg:x1="16.808cm" svg:y1="2.483cm" svg:x2="16.808cm" svg:y2="2.983cm">
          <text:p/>
        </draw:line>
        <draw:line draw:style-name="gr1" draw:text-style-name="P1" draw:layer="layout" svg:x1="17.075cm" svg:y1="0.483cm" svg:x2="17.075cm" svg:y2="1.467cm">
          <text:p/>
        </draw:line>
        <draw:path draw:style-name="gr2" draw:text-style-name="P2" draw:layer="layout" svg:width="0.113cm" svg:height="0.053cm" svg:x="17.018cm" svg:y="1.425cm" svg:viewBox="0 0 114 54" svg:d="M114 0c-21 4-53 43-56 54-4-11-36-50-58-54">
          <text:p/>
        </draw:path>
        <draw:line draw:style-name="gr1" draw:text-style-name="P1" draw:layer="layout" svg:x1="17.075cm" svg:y1="2.483cm" svg:x2="17.075cm" svg:y2="2.983cm">
          <text:p/>
        </draw:line>
        <draw:line draw:style-name="gr1" draw:text-style-name="P1" draw:layer="layout" svg:x1="17.475cm" svg:y1="0.483cm" svg:x2="17.475cm" svg:y2="1.467cm">
          <text:p/>
        </draw:line>
        <draw:path draw:style-name="gr2" draw:text-style-name="P2" draw:layer="layout" svg:width="0.113cm" svg:height="0.053cm" svg:x="17.418cm" svg:y="1.425cm" svg:viewBox="0 0 114 54" svg:d="M114 0c-22 4-54 43-57 54-4-11-35-50-57-54">
          <text:p/>
        </draw:path>
        <draw:line draw:style-name="gr1" draw:text-style-name="P1" draw:layer="layout" svg:x1="17.475cm" svg:y1="2.483cm" svg:x2="17.475cm" svg:y2="2.983cm">
          <text:p/>
        </draw:line>
        <draw:line draw:style-name="gr1" draw:text-style-name="P1" draw:layer="layout" svg:x1="17.741cm" svg:y1="0.483cm" svg:x2="17.741cm" svg:y2="1.467cm">
          <text:p/>
        </draw:line>
        <draw:path draw:style-name="gr2" draw:text-style-name="P2" draw:layer="layout" svg:width="0.113cm" svg:height="0.053cm" svg:x="17.685cm" svg:y="1.425cm" svg:viewBox="0 0 114 54" svg:d="M114 0c-21 4-53 43-57 54-3-11-36-50-57-54">
          <text:p/>
        </draw:path>
        <draw:line draw:style-name="gr1" draw:text-style-name="P1" draw:layer="layout" svg:x1="17.741cm" svg:y1="2.483cm" svg:x2="17.741cm" svg:y2="2.983cm">
          <text:p/>
        </draw:line>
        <draw:line draw:style-name="gr1" draw:text-style-name="P1" draw:layer="layout" svg:x1="18.008cm" svg:y1="0.483cm" svg:x2="18.008cm" svg:y2="1.467cm">
          <text:p/>
        </draw:line>
        <draw:path draw:style-name="gr2" draw:text-style-name="P2" draw:layer="layout" svg:width="0.112cm" svg:height="0.053cm" svg:x="17.952cm" svg:y="1.425cm" svg:viewBox="0 0 113 54" svg:d="M113 0c-21 4-52 43-56 54-3-11-35-50-57-54">
          <text:p/>
        </draw:path>
        <draw:line draw:style-name="gr1" draw:text-style-name="P1" draw:layer="layout" svg:x1="18.008cm" svg:y1="2.483cm" svg:x2="18.008cm" svg:y2="2.983cm">
          <text:p/>
        </draw:line>
        <draw:line draw:style-name="gr1" draw:text-style-name="P1" draw:layer="layout" svg:x1="18.275cm" svg:y1="0.483cm" svg:x2="18.275cm" svg:y2="1.467cm">
          <text:p/>
        </draw:line>
        <draw:path draw:style-name="gr2" draw:text-style-name="P2" draw:layer="layout" svg:width="0.113cm" svg:height="0.053cm" svg:x="18.218cm" svg:y="1.425cm" svg:viewBox="0 0 114 54" svg:d="M114 0c-21 4-54 43-57 54-4-11-35-50-57-54">
          <text:p/>
        </draw:path>
        <draw:line draw:style-name="gr1" draw:text-style-name="P1" draw:layer="layout" svg:x1="18.275cm" svg:y1="2.483cm" svg:x2="18.275cm" svg:y2="2.983cm">
          <text:p/>
        </draw:line>
        <draw:line draw:style-name="gr1" draw:text-style-name="P1" draw:layer="layout" svg:x1="18.675cm" svg:y1="0.483cm" svg:x2="18.675cm" svg:y2="1.467cm">
          <text:p/>
        </draw:line>
        <draw:path draw:style-name="gr3" draw:text-style-name="P1" draw:layer="layout" svg:width="0.113cm" svg:height="0.053cm" svg:x="18.618cm" svg:y="1.425cm" svg:viewBox="0 0 114 54" svg:d="M114 0c-21 4-53 43-56 54-4-11-35-50-58-54">
          <text:p/>
        </draw:path>
        <draw:line draw:style-name="gr1" draw:text-style-name="P1" draw:layer="layout" svg:x1="18.675cm" svg:y1="2.483cm" svg:x2="18.675cm" svg:y2="2.983cm">
          <text:p/>
        </draw:line>
        <draw:line draw:style-name="gr1" draw:text-style-name="P1" draw:layer="layout" svg:x1="18.941cm" svg:y1="0.483cm" svg:x2="18.941cm" svg:y2="1.467cm">
          <text:p/>
        </draw:line>
        <draw:path draw:style-name="gr3" draw:text-style-name="P1" draw:layer="layout" svg:width="0.113cm" svg:height="0.053cm" svg:x="18.885cm" svg:y="1.425cm" svg:viewBox="0 0 114 54" svg:d="M114 0c-21 4-54 43-58 54-3-11-35-50-56-54">
          <text:p/>
        </draw:path>
        <draw:line draw:style-name="gr1" draw:text-style-name="P1" draw:layer="layout" svg:x1="18.941cm" svg:y1="2.483cm" svg:x2="18.941cm" svg:y2="2.983cm">
          <text:p/>
        </draw:line>
        <draw:line draw:style-name="gr1" draw:text-style-name="P1" draw:layer="layout" svg:x1="19.208cm" svg:y1="0.483cm" svg:x2="19.208cm" svg:y2="1.467cm">
          <text:p/>
        </draw:line>
        <draw:path draw:style-name="gr3" draw:text-style-name="P1" draw:layer="layout" svg:width="0.112cm" svg:height="0.053cm" svg:x="19.152cm" svg:y="1.425cm" svg:viewBox="0 0 113 54" svg:d="M113 0c-21 4-52 43-56 54-3-11-36-50-57-54">
          <text:p/>
        </draw:path>
        <draw:line draw:style-name="gr1" draw:text-style-name="P1" draw:layer="layout" svg:x1="19.208cm" svg:y1="2.483cm" svg:x2="19.208cm" svg:y2="2.983cm">
          <text:p/>
        </draw:line>
        <draw:line draw:style-name="gr1" draw:text-style-name="P1" draw:layer="layout" svg:x1="19.475cm" svg:y1="0.483cm" svg:x2="19.475cm" svg:y2="1.467cm">
          <text:p/>
        </draw:line>
        <draw:path draw:style-name="gr3" draw:text-style-name="P1" draw:layer="layout" svg:width="0.113cm" svg:height="0.053cm" svg:x="19.418cm" svg:y="1.425cm" svg:viewBox="0 0 114 54" svg:d="M114 0c-22 4-54 43-57 54-4-11-35-50-57-54">
          <text:p/>
        </draw:path>
        <draw:line draw:style-name="gr1" draw:text-style-name="P1" draw:layer="layout" svg:x1="19.475cm" svg:y1="2.483cm" svg:x2="19.475cm" svg:y2="2.983cm">
          <text:p/>
        </draw:line>
        <draw:line draw:style-name="gr1" draw:text-style-name="P1" draw:layer="layout" svg:x1="0.674cm" svg:y1="5.483cm" svg:x2="0.674cm" svg:y2="6.467cm">
          <text:p/>
        </draw:line>
        <draw:line draw:style-name="gr1" draw:text-style-name="P1" draw:layer="layout" svg:x1="0.674cm" svg:y1="7.483cm" svg:x2="0.674cm" svg:y2="7.983cm">
          <text:p/>
        </draw:line>
        <draw:line draw:style-name="gr1" draw:text-style-name="P1" draw:layer="layout" svg:x1="0.941cm" svg:y1="5.483cm" svg:x2="0.941cm" svg:y2="6.467cm">
          <text:p/>
        </draw:line>
        <draw:line draw:style-name="gr1" draw:text-style-name="P1" draw:layer="layout" svg:x1="0.941cm" svg:y1="7.483cm" svg:x2="0.941cm" svg:y2="7.983cm">
          <text:p/>
        </draw:line>
        <draw:line draw:style-name="gr1" draw:text-style-name="P1" draw:layer="layout" svg:x1="1.208cm" svg:y1="5.483cm" svg:x2="1.208cm" svg:y2="6.467cm">
          <text:p/>
        </draw:line>
        <draw:line draw:style-name="gr1" draw:text-style-name="P1" draw:layer="layout" svg:x1="1.208cm" svg:y1="7.483cm" svg:x2="1.208cm" svg:y2="7.983cm">
          <text:p/>
        </draw:line>
        <draw:line draw:style-name="gr1" draw:text-style-name="P1" draw:layer="layout" svg:x1="1.474cm" svg:y1="5.483cm" svg:x2="1.474cm" svg:y2="6.467cm">
          <text:p/>
        </draw:line>
        <draw:line draw:style-name="gr1" draw:text-style-name="P1" draw:layer="layout" svg:x1="1.474cm" svg:y1="7.483cm" svg:x2="1.474cm" svg:y2="7.983cm">
          <text:p/>
        </draw:line>
        <draw:line draw:style-name="gr1" draw:text-style-name="P1" draw:layer="layout" svg:x1="1.874cm" svg:y1="5.483cm" svg:x2="1.874cm" svg:y2="6.467cm">
          <text:p/>
        </draw:line>
        <draw:line draw:style-name="gr1" draw:text-style-name="P1" draw:layer="layout" svg:x1="1.874cm" svg:y1="7.483cm" svg:x2="1.874cm" svg:y2="7.983cm">
          <text:p/>
        </draw:line>
        <draw:line draw:style-name="gr1" draw:text-style-name="P1" draw:layer="layout" svg:x1="2.141cm" svg:y1="5.483cm" svg:x2="2.141cm" svg:y2="6.467cm">
          <text:p/>
        </draw:line>
        <draw:line draw:style-name="gr1" draw:text-style-name="P1" draw:layer="layout" svg:x1="2.141cm" svg:y1="7.483cm" svg:x2="2.141cm" svg:y2="7.983cm">
          <text:p/>
        </draw:line>
        <draw:line draw:style-name="gr1" draw:text-style-name="P1" draw:layer="layout" svg:x1="2.408cm" svg:y1="5.483cm" svg:x2="2.408cm" svg:y2="6.467cm">
          <text:p/>
        </draw:line>
        <draw:line draw:style-name="gr1" draw:text-style-name="P1" draw:layer="layout" svg:x1="2.408cm" svg:y1="7.483cm" svg:x2="2.408cm" svg:y2="7.983cm">
          <text:p/>
        </draw:line>
        <draw:line draw:style-name="gr1" draw:text-style-name="P1" draw:layer="layout" svg:x1="2.675cm" svg:y1="5.483cm" svg:x2="2.675cm" svg:y2="6.467cm">
          <text:p/>
        </draw:line>
        <draw:line draw:style-name="gr1" draw:text-style-name="P1" draw:layer="layout" svg:x1="2.675cm" svg:y1="7.483cm" svg:x2="2.675cm" svg:y2="7.983cm">
          <text:p/>
        </draw:line>
        <draw:line draw:style-name="gr1" draw:text-style-name="P1" draw:layer="layout" svg:x1="3.075cm" svg:y1="5.483cm" svg:x2="3.075cm" svg:y2="6.467cm">
          <text:p/>
        </draw:line>
        <draw:line draw:style-name="gr1" draw:text-style-name="P1" draw:layer="layout" svg:x1="3.075cm" svg:y1="7.483cm" svg:x2="3.075cm" svg:y2="7.983cm">
          <text:p/>
        </draw:line>
        <draw:line draw:style-name="gr1" draw:text-style-name="P1" draw:layer="layout" svg:x1="3.341cm" svg:y1="5.483cm" svg:x2="3.341cm" svg:y2="6.467cm">
          <text:p/>
        </draw:line>
        <draw:line draw:style-name="gr1" draw:text-style-name="P1" draw:layer="layout" svg:x1="3.341cm" svg:y1="7.483cm" svg:x2="3.341cm" svg:y2="7.983cm">
          <text:p/>
        </draw:line>
        <draw:line draw:style-name="gr1" draw:text-style-name="P1" draw:layer="layout" svg:x1="3.608cm" svg:y1="5.483cm" svg:x2="3.608cm" svg:y2="6.467cm">
          <text:p/>
        </draw:line>
        <draw:line draw:style-name="gr1" draw:text-style-name="P1" draw:layer="layout" svg:x1="3.608cm" svg:y1="7.483cm" svg:x2="3.608cm" svg:y2="7.983cm">
          <text:p/>
        </draw:line>
        <draw:line draw:style-name="gr1" draw:text-style-name="P1" draw:layer="layout" svg:x1="3.875cm" svg:y1="5.483cm" svg:x2="3.875cm" svg:y2="6.467cm">
          <text:p/>
        </draw:line>
        <draw:line draw:style-name="gr1" draw:text-style-name="P1" draw:layer="layout" svg:x1="3.875cm" svg:y1="7.483cm" svg:x2="3.875cm" svg:y2="7.983cm">
          <text:p/>
        </draw:line>
        <draw:line draw:style-name="gr1" draw:text-style-name="P1" draw:layer="layout" svg:x1="4.275cm" svg:y1="5.483cm" svg:x2="4.275cm" svg:y2="6.467cm">
          <text:p/>
        </draw:line>
        <draw:line draw:style-name="gr1" draw:text-style-name="P1" draw:layer="layout" svg:x1="4.275cm" svg:y1="7.483cm" svg:x2="4.275cm" svg:y2="7.983cm">
          <text:p/>
        </draw:line>
        <draw:line draw:style-name="gr1" draw:text-style-name="P1" draw:layer="layout" svg:x1="4.541cm" svg:y1="5.483cm" svg:x2="4.541cm" svg:y2="6.467cm">
          <text:p/>
        </draw:line>
        <draw:line draw:style-name="gr1" draw:text-style-name="P1" draw:layer="layout" svg:x1="4.541cm" svg:y1="7.483cm" svg:x2="4.541cm" svg:y2="7.983cm">
          <text:p/>
        </draw:line>
        <draw:line draw:style-name="gr1" draw:text-style-name="P1" draw:layer="layout" svg:x1="4.808cm" svg:y1="5.483cm" svg:x2="4.808cm" svg:y2="6.467cm">
          <text:p/>
        </draw:line>
        <draw:line draw:style-name="gr1" draw:text-style-name="P1" draw:layer="layout" svg:x1="4.808cm" svg:y1="7.483cm" svg:x2="4.808cm" svg:y2="7.983cm">
          <text:p/>
        </draw:line>
        <draw:line draw:style-name="gr1" draw:text-style-name="P1" draw:layer="layout" svg:x1="5.075cm" svg:y1="5.483cm" svg:x2="5.075cm" svg:y2="6.467cm">
          <text:p/>
        </draw:line>
        <draw:line draw:style-name="gr1" draw:text-style-name="P1" draw:layer="layout" svg:x1="5.075cm" svg:y1="7.483cm" svg:x2="5.075cm" svg:y2="7.983cm">
          <text:p/>
        </draw:line>
        <draw:line draw:style-name="gr1" draw:text-style-name="P1" draw:layer="layout" svg:x1="5.475cm" svg:y1="5.483cm" svg:x2="5.475cm" svg:y2="6.467cm">
          <text:p/>
        </draw:line>
        <draw:line draw:style-name="gr1" draw:text-style-name="P1" draw:layer="layout" svg:x1="5.475cm" svg:y1="7.483cm" svg:x2="5.475cm" svg:y2="7.983cm">
          <text:p/>
        </draw:line>
        <draw:line draw:style-name="gr1" draw:text-style-name="P1" draw:layer="layout" svg:x1="5.741cm" svg:y1="5.483cm" svg:x2="5.741cm" svg:y2="6.467cm">
          <text:p/>
        </draw:line>
        <draw:line draw:style-name="gr1" draw:text-style-name="P1" draw:layer="layout" svg:x1="5.741cm" svg:y1="7.483cm" svg:x2="5.741cm" svg:y2="7.983cm">
          <text:p/>
        </draw:line>
        <draw:line draw:style-name="gr1" draw:text-style-name="P1" draw:layer="layout" svg:x1="6.008cm" svg:y1="5.483cm" svg:x2="6.008cm" svg:y2="6.467cm">
          <text:p/>
        </draw:line>
        <draw:line draw:style-name="gr1" draw:text-style-name="P1" draw:layer="layout" svg:x1="6.008cm" svg:y1="7.483cm" svg:x2="6.008cm" svg:y2="7.983cm">
          <text:p/>
        </draw:line>
        <draw:line draw:style-name="gr1" draw:text-style-name="P1" draw:layer="layout" svg:x1="6.275cm" svg:y1="5.483cm" svg:x2="6.275cm" svg:y2="6.467cm">
          <text:p/>
        </draw:line>
        <draw:line draw:style-name="gr1" draw:text-style-name="P1" draw:layer="layout" svg:x1="6.275cm" svg:y1="7.483cm" svg:x2="6.275cm" svg:y2="7.983cm">
          <text:p/>
        </draw:line>
        <draw:line draw:style-name="gr1" draw:text-style-name="P1" draw:layer="layout" svg:x1="6.675cm" svg:y1="5.483cm" svg:x2="6.675cm" svg:y2="6.467cm">
          <text:p/>
        </draw:line>
        <draw:line draw:style-name="gr1" draw:text-style-name="P1" draw:layer="layout" svg:x1="6.675cm" svg:y1="7.483cm" svg:x2="6.675cm" svg:y2="7.983cm">
          <text:p/>
        </draw:line>
        <draw:line draw:style-name="gr1" draw:text-style-name="P1" draw:layer="layout" svg:x1="6.941cm" svg:y1="5.483cm" svg:x2="6.941cm" svg:y2="6.467cm">
          <text:p/>
        </draw:line>
        <draw:line draw:style-name="gr1" draw:text-style-name="P1" draw:layer="layout" svg:x1="6.941cm" svg:y1="7.483cm" svg:x2="6.941cm" svg:y2="7.983cm">
          <text:p/>
        </draw:line>
        <draw:line draw:style-name="gr1" draw:text-style-name="P1" draw:layer="layout" svg:x1="7.208cm" svg:y1="5.483cm" svg:x2="7.208cm" svg:y2="6.467cm">
          <text:p/>
        </draw:line>
        <draw:line draw:style-name="gr1" draw:text-style-name="P1" draw:layer="layout" svg:x1="7.208cm" svg:y1="7.483cm" svg:x2="7.208cm" svg:y2="7.983cm">
          <text:p/>
        </draw:line>
        <draw:line draw:style-name="gr1" draw:text-style-name="P1" draw:layer="layout" svg:x1="7.475cm" svg:y1="5.483cm" svg:x2="7.475cm" svg:y2="6.467cm">
          <text:p/>
        </draw:line>
        <draw:line draw:style-name="gr1" draw:text-style-name="P1" draw:layer="layout" svg:x1="7.475cm" svg:y1="7.483cm" svg:x2="7.475cm" svg:y2="7.983cm">
          <text:p/>
        </draw:line>
        <draw:line draw:style-name="gr1" draw:text-style-name="P1" draw:layer="layout" svg:x1="7.875cm" svg:y1="5.483cm" svg:x2="7.875cm" svg:y2="6.467cm">
          <text:p/>
        </draw:line>
        <draw:line draw:style-name="gr1" draw:text-style-name="P1" draw:layer="layout" svg:x1="7.875cm" svg:y1="7.483cm" svg:x2="7.875cm" svg:y2="7.983cm">
          <text:p/>
        </draw:line>
        <draw:line draw:style-name="gr1" draw:text-style-name="P1" draw:layer="layout" svg:x1="8.141cm" svg:y1="5.483cm" svg:x2="8.141cm" svg:y2="6.467cm">
          <text:p/>
        </draw:line>
        <draw:line draw:style-name="gr1" draw:text-style-name="P1" draw:layer="layout" svg:x1="8.141cm" svg:y1="7.483cm" svg:x2="8.141cm" svg:y2="7.983cm">
          <text:p/>
        </draw:line>
        <draw:line draw:style-name="gr1" draw:text-style-name="P1" draw:layer="layout" svg:x1="8.408cm" svg:y1="5.483cm" svg:x2="8.408cm" svg:y2="6.467cm">
          <text:p/>
        </draw:line>
        <draw:line draw:style-name="gr1" draw:text-style-name="P1" draw:layer="layout" svg:x1="8.408cm" svg:y1="7.483cm" svg:x2="8.408cm" svg:y2="7.983cm">
          <text:p/>
        </draw:line>
        <draw:line draw:style-name="gr1" draw:text-style-name="P1" draw:layer="layout" svg:x1="8.675cm" svg:y1="5.483cm" svg:x2="8.675cm" svg:y2="6.467cm">
          <text:p/>
        </draw:line>
        <draw:line draw:style-name="gr1" draw:text-style-name="P1" draw:layer="layout" svg:x1="8.675cm" svg:y1="7.483cm" svg:x2="8.675cm" svg:y2="7.983cm">
          <text:p/>
        </draw:line>
        <draw:line draw:style-name="gr1" draw:text-style-name="P1" draw:layer="layout" svg:x1="9.075cm" svg:y1="5.483cm" svg:x2="9.075cm" svg:y2="6.467cm">
          <text:p/>
        </draw:line>
        <draw:line draw:style-name="gr1" draw:text-style-name="P1" draw:layer="layout" svg:x1="9.075cm" svg:y1="7.483cm" svg:x2="9.075cm" svg:y2="7.983cm">
          <text:p/>
        </draw:line>
        <draw:line draw:style-name="gr1" draw:text-style-name="P1" draw:layer="layout" svg:x1="9.341cm" svg:y1="5.483cm" svg:x2="9.341cm" svg:y2="6.467cm">
          <text:p/>
        </draw:line>
        <draw:line draw:style-name="gr1" draw:text-style-name="P1" draw:layer="layout" svg:x1="9.341cm" svg:y1="7.483cm" svg:x2="9.341cm" svg:y2="7.983cm">
          <text:p/>
        </draw:line>
        <draw:line draw:style-name="gr1" draw:text-style-name="P1" draw:layer="layout" svg:x1="9.608cm" svg:y1="5.483cm" svg:x2="9.608cm" svg:y2="6.467cm">
          <text:p/>
        </draw:line>
        <draw:line draw:style-name="gr1" draw:text-style-name="P1" draw:layer="layout" svg:x1="9.608cm" svg:y1="7.483cm" svg:x2="9.608cm" svg:y2="7.983cm">
          <text:p/>
        </draw:line>
        <draw:line draw:style-name="gr1" draw:text-style-name="P1" draw:layer="layout" svg:x1="9.875cm" svg:y1="5.483cm" svg:x2="9.875cm" svg:y2="6.467cm">
          <text:p/>
        </draw:line>
        <draw:line draw:style-name="gr1" draw:text-style-name="P1" draw:layer="layout" svg:x1="9.875cm" svg:y1="7.483cm" svg:x2="9.875cm" svg:y2="7.983cm">
          <text:p/>
        </draw:line>
        <draw:line draw:style-name="gr1" draw:text-style-name="P1" draw:layer="layout" svg:x1="10.275cm" svg:y1="5.483cm" svg:x2="10.275cm" svg:y2="6.467cm">
          <text:p/>
        </draw:line>
        <draw:line draw:style-name="gr1" draw:text-style-name="P1" draw:layer="layout" svg:x1="10.275cm" svg:y1="7.483cm" svg:x2="10.275cm" svg:y2="7.983cm">
          <text:p/>
        </draw:line>
        <draw:line draw:style-name="gr1" draw:text-style-name="P1" draw:layer="layout" svg:x1="10.541cm" svg:y1="5.483cm" svg:x2="10.541cm" svg:y2="6.467cm">
          <text:p/>
        </draw:line>
        <draw:line draw:style-name="gr1" draw:text-style-name="P1" draw:layer="layout" svg:x1="10.541cm" svg:y1="7.483cm" svg:x2="10.541cm" svg:y2="7.983cm">
          <text:p/>
        </draw:line>
        <draw:line draw:style-name="gr1" draw:text-style-name="P1" draw:layer="layout" svg:x1="10.808cm" svg:y1="5.483cm" svg:x2="10.808cm" svg:y2="6.467cm">
          <text:p/>
        </draw:line>
        <draw:line draw:style-name="gr1" draw:text-style-name="P1" draw:layer="layout" svg:x1="10.808cm" svg:y1="7.483cm" svg:x2="10.808cm" svg:y2="7.983cm">
          <text:p/>
        </draw:line>
        <draw:line draw:style-name="gr1" draw:text-style-name="P1" draw:layer="layout" svg:x1="11.075cm" svg:y1="5.483cm" svg:x2="11.075cm" svg:y2="6.467cm">
          <text:p/>
        </draw:line>
        <draw:line draw:style-name="gr1" draw:text-style-name="P1" draw:layer="layout" svg:x1="11.075cm" svg:y1="7.483cm" svg:x2="11.075cm" svg:y2="7.983cm">
          <text:p/>
        </draw:line>
        <draw:line draw:style-name="gr1" draw:text-style-name="P1" draw:layer="layout" svg:x1="11.475cm" svg:y1="5.483cm" svg:x2="11.475cm" svg:y2="6.467cm">
          <text:p/>
        </draw:line>
        <draw:line draw:style-name="gr1" draw:text-style-name="P1" draw:layer="layout" svg:x1="11.475cm" svg:y1="7.483cm" svg:x2="11.475cm" svg:y2="7.983cm">
          <text:p/>
        </draw:line>
        <draw:line draw:style-name="gr1" draw:text-style-name="P1" draw:layer="layout" svg:x1="11.741cm" svg:y1="5.483cm" svg:x2="11.741cm" svg:y2="6.467cm">
          <text:p/>
        </draw:line>
        <draw:line draw:style-name="gr1" draw:text-style-name="P1" draw:layer="layout" svg:x1="11.741cm" svg:y1="7.483cm" svg:x2="11.741cm" svg:y2="7.983cm">
          <text:p/>
        </draw:line>
        <draw:line draw:style-name="gr1" draw:text-style-name="P1" draw:layer="layout" svg:x1="12.008cm" svg:y1="5.483cm" svg:x2="12.008cm" svg:y2="6.467cm">
          <text:p/>
        </draw:line>
        <draw:line draw:style-name="gr1" draw:text-style-name="P1" draw:layer="layout" svg:x1="12.008cm" svg:y1="7.483cm" svg:x2="12.008cm" svg:y2="7.983cm">
          <text:p/>
        </draw:line>
        <draw:line draw:style-name="gr1" draw:text-style-name="P1" draw:layer="layout" svg:x1="12.275cm" svg:y1="5.483cm" svg:x2="12.275cm" svg:y2="6.467cm">
          <text:p/>
        </draw:line>
        <draw:line draw:style-name="gr1" draw:text-style-name="P1" draw:layer="layout" svg:x1="12.275cm" svg:y1="7.483cm" svg:x2="12.275cm" svg:y2="7.983cm">
          <text:p/>
        </draw:line>
        <draw:line draw:style-name="gr1" draw:text-style-name="P1" draw:layer="layout" svg:x1="12.675cm" svg:y1="5.483cm" svg:x2="12.675cm" svg:y2="6.467cm">
          <text:p/>
        </draw:line>
        <draw:line draw:style-name="gr1" draw:text-style-name="P1" draw:layer="layout" svg:x1="12.675cm" svg:y1="7.483cm" svg:x2="12.675cm" svg:y2="7.983cm">
          <text:p/>
        </draw:line>
        <draw:line draw:style-name="gr1" draw:text-style-name="P1" draw:layer="layout" svg:x1="12.941cm" svg:y1="5.483cm" svg:x2="12.941cm" svg:y2="6.467cm">
          <text:p/>
        </draw:line>
        <draw:line draw:style-name="gr1" draw:text-style-name="P1" draw:layer="layout" svg:x1="12.941cm" svg:y1="7.483cm" svg:x2="12.941cm" svg:y2="7.983cm">
          <text:p/>
        </draw:line>
        <draw:line draw:style-name="gr1" draw:text-style-name="P1" draw:layer="layout" svg:x1="13.208cm" svg:y1="5.483cm" svg:x2="13.208cm" svg:y2="6.467cm">
          <text:p/>
        </draw:line>
        <draw:line draw:style-name="gr1" draw:text-style-name="P1" draw:layer="layout" svg:x1="13.208cm" svg:y1="7.483cm" svg:x2="13.208cm" svg:y2="7.983cm">
          <text:p/>
        </draw:line>
        <draw:line draw:style-name="gr1" draw:text-style-name="P1" draw:layer="layout" svg:x1="13.475cm" svg:y1="5.483cm" svg:x2="13.475cm" svg:y2="6.467cm">
          <text:p/>
        </draw:line>
        <draw:line draw:style-name="gr1" draw:text-style-name="P1" draw:layer="layout" svg:x1="13.475cm" svg:y1="7.483cm" svg:x2="13.475cm" svg:y2="7.983cm">
          <text:p/>
        </draw:line>
        <draw:line draw:style-name="gr1" draw:text-style-name="P1" draw:layer="layout" svg:x1="13.875cm" svg:y1="5.483cm" svg:x2="13.875cm" svg:y2="6.467cm">
          <text:p/>
        </draw:line>
        <draw:line draw:style-name="gr1" draw:text-style-name="P1" draw:layer="layout" svg:x1="13.875cm" svg:y1="7.483cm" svg:x2="13.875cm" svg:y2="7.983cm">
          <text:p/>
        </draw:line>
        <draw:line draw:style-name="gr1" draw:text-style-name="P1" draw:layer="layout" svg:x1="14.141cm" svg:y1="5.483cm" svg:x2="14.141cm" svg:y2="6.467cm">
          <text:p/>
        </draw:line>
        <draw:line draw:style-name="gr1" draw:text-style-name="P1" draw:layer="layout" svg:x1="14.141cm" svg:y1="7.483cm" svg:x2="14.141cm" svg:y2="7.983cm">
          <text:p/>
        </draw:line>
        <draw:line draw:style-name="gr1" draw:text-style-name="P1" draw:layer="layout" svg:x1="14.408cm" svg:y1="5.483cm" svg:x2="14.408cm" svg:y2="6.467cm">
          <text:p/>
        </draw:line>
        <draw:line draw:style-name="gr1" draw:text-style-name="P1" draw:layer="layout" svg:x1="14.408cm" svg:y1="7.483cm" svg:x2="14.408cm" svg:y2="7.983cm">
          <text:p/>
        </draw:line>
        <draw:line draw:style-name="gr1" draw:text-style-name="P1" draw:layer="layout" svg:x1="14.675cm" svg:y1="5.483cm" svg:x2="14.675cm" svg:y2="6.467cm">
          <text:p/>
        </draw:line>
        <draw:line draw:style-name="gr1" draw:text-style-name="P1" draw:layer="layout" svg:x1="14.675cm" svg:y1="7.483cm" svg:x2="14.675cm" svg:y2="7.983cm">
          <text:p/>
        </draw:line>
        <draw:line draw:style-name="gr1" draw:text-style-name="P1" draw:layer="layout" svg:x1="15.075cm" svg:y1="5.483cm" svg:x2="15.075cm" svg:y2="6.467cm">
          <text:p/>
        </draw:line>
        <draw:line draw:style-name="gr1" draw:text-style-name="P1" draw:layer="layout" svg:x1="15.075cm" svg:y1="7.483cm" svg:x2="15.075cm" svg:y2="7.983cm">
          <text:p/>
        </draw:line>
        <draw:line draw:style-name="gr1" draw:text-style-name="P1" draw:layer="layout" svg:x1="15.341cm" svg:y1="5.483cm" svg:x2="15.341cm" svg:y2="6.467cm">
          <text:p/>
        </draw:line>
        <draw:line draw:style-name="gr1" draw:text-style-name="P1" draw:layer="layout" svg:x1="15.341cm" svg:y1="7.483cm" svg:x2="15.341cm" svg:y2="7.983cm">
          <text:p/>
        </draw:line>
        <draw:line draw:style-name="gr1" draw:text-style-name="P1" draw:layer="layout" svg:x1="15.608cm" svg:y1="5.483cm" svg:x2="15.608cm" svg:y2="6.467cm">
          <text:p/>
        </draw:line>
        <draw:line draw:style-name="gr1" draw:text-style-name="P1" draw:layer="layout" svg:x1="15.608cm" svg:y1="7.483cm" svg:x2="15.608cm" svg:y2="7.983cm">
          <text:p/>
        </draw:line>
        <draw:line draw:style-name="gr1" draw:text-style-name="P1" draw:layer="layout" svg:x1="15.875cm" svg:y1="5.483cm" svg:x2="15.875cm" svg:y2="6.467cm">
          <text:p/>
        </draw:line>
        <draw:line draw:style-name="gr1" draw:text-style-name="P1" draw:layer="layout" svg:x1="15.875cm" svg:y1="7.483cm" svg:x2="15.875cm" svg:y2="7.983cm">
          <text:p/>
        </draw:line>
        <draw:line draw:style-name="gr1" draw:text-style-name="P1" draw:layer="layout" svg:x1="16.275cm" svg:y1="5.483cm" svg:x2="16.275cm" svg:y2="6.467cm">
          <text:p/>
        </draw:line>
        <draw:line draw:style-name="gr1" draw:text-style-name="P1" draw:layer="layout" svg:x1="16.275cm" svg:y1="7.483cm" svg:x2="16.275cm" svg:y2="7.983cm">
          <text:p/>
        </draw:line>
        <draw:line draw:style-name="gr1" draw:text-style-name="P1" draw:layer="layout" svg:x1="16.541cm" svg:y1="5.483cm" svg:x2="16.541cm" svg:y2="6.467cm">
          <text:p/>
        </draw:line>
        <draw:line draw:style-name="gr1" draw:text-style-name="P1" draw:layer="layout" svg:x1="16.541cm" svg:y1="7.483cm" svg:x2="16.541cm" svg:y2="7.983cm">
          <text:p/>
        </draw:line>
        <draw:line draw:style-name="gr1" draw:text-style-name="P1" draw:layer="layout" svg:x1="16.808cm" svg:y1="5.483cm" svg:x2="16.808cm" svg:y2="6.467cm">
          <text:p/>
        </draw:line>
        <draw:line draw:style-name="gr1" draw:text-style-name="P1" draw:layer="layout" svg:x1="16.808cm" svg:y1="7.483cm" svg:x2="16.808cm" svg:y2="7.983cm">
          <text:p/>
        </draw:line>
        <draw:line draw:style-name="gr1" draw:text-style-name="P1" draw:layer="layout" svg:x1="17.075cm" svg:y1="5.483cm" svg:x2="17.075cm" svg:y2="6.467cm">
          <text:p/>
        </draw:line>
        <draw:line draw:style-name="gr1" draw:text-style-name="P1" draw:layer="layout" svg:x1="17.075cm" svg:y1="7.483cm" svg:x2="17.075cm" svg:y2="7.983cm">
          <text:p/>
        </draw:line>
        <draw:line draw:style-name="gr1" draw:text-style-name="P1" draw:layer="layout" svg:x1="17.475cm" svg:y1="5.483cm" svg:x2="17.475cm" svg:y2="6.467cm">
          <text:p/>
        </draw:line>
        <draw:line draw:style-name="gr1" draw:text-style-name="P1" draw:layer="layout" svg:x1="17.475cm" svg:y1="7.483cm" svg:x2="17.475cm" svg:y2="7.983cm">
          <text:p/>
        </draw:line>
        <draw:line draw:style-name="gr1" draw:text-style-name="P1" draw:layer="layout" svg:x1="17.741cm" svg:y1="5.483cm" svg:x2="17.741cm" svg:y2="6.467cm">
          <text:p/>
        </draw:line>
        <draw:line draw:style-name="gr1" draw:text-style-name="P1" draw:layer="layout" svg:x1="17.741cm" svg:y1="7.483cm" svg:x2="17.741cm" svg:y2="7.983cm">
          <text:p/>
        </draw:line>
        <draw:line draw:style-name="gr1" draw:text-style-name="P1" draw:layer="layout" svg:x1="18.008cm" svg:y1="5.483cm" svg:x2="18.008cm" svg:y2="6.467cm">
          <text:p/>
        </draw:line>
        <draw:line draw:style-name="gr1" draw:text-style-name="P1" draw:layer="layout" svg:x1="18.008cm" svg:y1="7.483cm" svg:x2="18.008cm" svg:y2="7.983cm">
          <text:p/>
        </draw:line>
        <draw:line draw:style-name="gr1" draw:text-style-name="P1" draw:layer="layout" svg:x1="18.275cm" svg:y1="5.483cm" svg:x2="18.275cm" svg:y2="6.467cm">
          <text:p/>
        </draw:line>
        <draw:line draw:style-name="gr1" draw:text-style-name="P1" draw:layer="layout" svg:x1="18.275cm" svg:y1="7.483cm" svg:x2="18.275cm" svg:y2="7.983cm">
          <text:p/>
        </draw:line>
        <draw:line draw:style-name="gr4" draw:text-style-name="P3" draw:layer="layout" svg:x1="18.675cm" svg:y1="5.483cm" svg:x2="18.675cm" svg:y2="6.467cm">
          <text:p/>
        </draw:line>
        <draw:line draw:style-name="gr4" draw:text-style-name="P3" draw:layer="layout" svg:x1="18.675cm" svg:y1="7.483cm" svg:x2="18.675cm" svg:y2="7.983cm">
          <text:p/>
        </draw:line>
        <draw:line draw:style-name="gr5" draw:text-style-name="P1" draw:layer="layout" svg:x1="18.941cm" svg:y1="5.483cm" svg:x2="18.941cm" svg:y2="6.467cm">
          <text:p/>
        </draw:line>
        <draw:line draw:style-name="gr4" draw:text-style-name="P3" draw:layer="layout" svg:x1="18.941cm" svg:y1="7.483cm" svg:x2="18.941cm" svg:y2="7.983cm">
          <text:p/>
        </draw:line>
        <draw:line draw:style-name="gr5" draw:text-style-name="P1" draw:layer="layout" svg:x1="19.208cm" svg:y1="5.483cm" svg:x2="19.208cm" svg:y2="6.467cm">
          <text:p/>
        </draw:line>
        <draw:line draw:style-name="gr4" draw:text-style-name="P3" draw:layer="layout" svg:x1="19.208cm" svg:y1="7.483cm" svg:x2="19.208cm" svg:y2="7.983cm">
          <text:p/>
        </draw:line>
        <draw:line draw:style-name="gr4" draw:text-style-name="P3" draw:layer="layout" svg:x1="19.475cm" svg:y1="5.483cm" svg:x2="19.475cm" svg:y2="6.467cm">
          <text:p/>
        </draw:line>
        <draw:line draw:style-name="gr4" draw:text-style-name="P3" draw:layer="layout" svg:x1="19.475cm" svg:y1="7.483cm" svg:x2="19.475cm" svg:y2="7.983cm">
          <text:p/>
        </draw:line>
        <draw:line draw:style-name="gr1" draw:text-style-name="P1" draw:layer="layout" svg:x1="0.674cm" svg:y1="7.983cm" svg:x2="0.674cm" svg:y2="10.484cm">
          <text:p/>
        </draw:line>
        <draw:line draw:style-name="gr1" draw:text-style-name="P1" draw:layer="layout" svg:x1="0.941cm" svg:y1="7.983cm" svg:x2="5.476cm" svg:y2="10.485cm">
          <text:p/>
        </draw:line>
        <draw:line draw:style-name="gr1" draw:text-style-name="P1" draw:layer="layout" svg:x1="1.208cm" svg:y1="7.983cm" svg:x2="10.276cm" svg:y2="10.485cm">
          <text:p/>
        </draw:line>
        <draw:line draw:style-name="gr1" draw:text-style-name="P1" draw:layer="layout" svg:x1="1.474cm" svg:y1="7.983cm" svg:x2="15.076cm" svg:y2="10.485cm">
          <text:p/>
        </draw:line>
        <draw:line draw:style-name="gr1" draw:text-style-name="P1" draw:layer="layout" svg:x1="1.875cm" svg:y1="7.983cm" svg:x2="0.941cm" svg:y2="10.485cm">
          <text:p/>
        </draw:line>
        <draw:line draw:style-name="gr1" draw:text-style-name="P1" draw:layer="layout" svg:x1="2.141cm" svg:y1="7.983cm" svg:x2="5.742cm" svg:y2="10.485cm">
          <text:p/>
        </draw:line>
        <draw:line draw:style-name="gr1" draw:text-style-name="P1" draw:layer="layout" svg:x1="2.408cm" svg:y1="7.983cm" svg:x2="10.542cm" svg:y2="10.485cm">
          <text:p/>
        </draw:line>
        <draw:line draw:style-name="gr1" draw:text-style-name="P1" draw:layer="layout" svg:x1="2.675cm" svg:y1="7.983cm" svg:x2="15.342cm" svg:y2="10.485cm">
          <text:p/>
        </draw:line>
        <draw:line draw:style-name="gr1" draw:text-style-name="P1" draw:layer="layout" svg:x1="3.076cm" svg:y1="7.983cm" svg:x2="1.208cm" svg:y2="10.485cm">
          <text:p/>
        </draw:line>
        <draw:line draw:style-name="gr1" draw:text-style-name="P1" draw:layer="layout" svg:x1="3.341cm" svg:y1="7.983cm" svg:x2="6.009cm" svg:y2="10.485cm">
          <text:p/>
        </draw:line>
        <draw:line draw:style-name="gr1" draw:text-style-name="P1" draw:layer="layout" svg:x1="3.608cm" svg:y1="7.983cm" svg:x2="10.809cm" svg:y2="10.485cm">
          <text:p/>
        </draw:line>
        <draw:line draw:style-name="gr1" draw:text-style-name="P1" draw:layer="layout" svg:x1="3.875cm" svg:y1="7.983cm" svg:x2="15.609cm" svg:y2="10.485cm">
          <text:p/>
        </draw:line>
        <draw:line draw:style-name="gr1" draw:text-style-name="P1" draw:layer="layout" svg:x1="4.276cm" svg:y1="7.983cm" svg:x2="1.474cm" svg:y2="10.485cm">
          <text:p/>
        </draw:line>
        <draw:line draw:style-name="gr1" draw:text-style-name="P1" draw:layer="layout" svg:x1="4.541cm" svg:y1="7.983cm" svg:x2="6.276cm" svg:y2="10.485cm">
          <text:p/>
        </draw:line>
        <draw:line draw:style-name="gr1" draw:text-style-name="P1" draw:layer="layout" svg:x1="4.808cm" svg:y1="7.983cm" svg:x2="11.076cm" svg:y2="10.485cm">
          <text:p/>
        </draw:line>
        <draw:line draw:style-name="gr1" draw:text-style-name="P1" draw:layer="layout" svg:x1="5.075cm" svg:y1="7.983cm" svg:x2="15.876cm" svg:y2="10.485cm">
          <text:p/>
        </draw:line>
        <draw:line draw:style-name="gr1" draw:text-style-name="P1" draw:layer="layout" svg:x1="5.476cm" svg:y1="7.983cm" svg:x2="1.874cm" svg:y2="10.485cm">
          <text:p/>
        </draw:line>
        <draw:line draw:style-name="gr1" draw:text-style-name="P1" draw:layer="layout" svg:x1="5.741cm" svg:y1="7.983cm" svg:x2="6.676cm" svg:y2="10.485cm">
          <text:p/>
        </draw:line>
        <draw:line draw:style-name="gr1" draw:text-style-name="P1" draw:layer="layout" svg:x1="6.008cm" svg:y1="7.983cm" svg:x2="11.476cm" svg:y2="10.485cm">
          <text:p/>
        </draw:line>
        <draw:line draw:style-name="gr1" draw:text-style-name="P1" draw:layer="layout" svg:x1="6.275cm" svg:y1="7.983cm" svg:x2="16.276cm" svg:y2="10.485cm">
          <text:p/>
        </draw:line>
        <draw:line draw:style-name="gr1" draw:text-style-name="P1" draw:layer="layout" svg:x1="6.676cm" svg:y1="7.983cm" svg:x2="2.141cm" svg:y2="10.485cm">
          <text:p/>
        </draw:line>
        <draw:line draw:style-name="gr1" draw:text-style-name="P1" draw:layer="layout" svg:x1="6.941cm" svg:y1="7.983cm" svg:x2="6.941cm" svg:y2="10.484cm">
          <text:p/>
        </draw:line>
        <draw:line draw:style-name="gr1" draw:text-style-name="P1" draw:layer="layout" svg:x1="7.208cm" svg:y1="7.983cm" svg:x2="11.742cm" svg:y2="10.485cm">
          <text:p/>
        </draw:line>
        <draw:line draw:style-name="gr1" draw:text-style-name="P1" draw:layer="layout" svg:x1="7.475cm" svg:y1="7.983cm" svg:x2="16.542cm" svg:y2="10.485cm">
          <text:p/>
        </draw:line>
        <draw:line draw:style-name="gr1" draw:text-style-name="P1" draw:layer="layout" svg:x1="7.876cm" svg:y1="7.983cm" svg:x2="2.408cm" svg:y2="10.485cm">
          <text:p/>
        </draw:line>
        <draw:line draw:style-name="gr1" draw:text-style-name="P1" draw:layer="layout" svg:x1="8.142cm" svg:y1="7.983cm" svg:x2="7.208cm" svg:y2="10.485cm">
          <text:p/>
        </draw:line>
        <draw:line draw:style-name="gr1" draw:text-style-name="P1" draw:layer="layout" svg:x1="8.408cm" svg:y1="7.983cm" svg:x2="12.009cm" svg:y2="10.485cm">
          <text:p/>
        </draw:line>
        <draw:line draw:style-name="gr1" draw:text-style-name="P1" draw:layer="layout" svg:x1="8.675cm" svg:y1="7.983cm" svg:x2="16.809cm" svg:y2="10.485cm">
          <text:p/>
        </draw:line>
        <draw:line draw:style-name="gr1" draw:text-style-name="P1" draw:layer="layout" svg:x1="9.076cm" svg:y1="7.983cm" svg:x2="2.675cm" svg:y2="10.485cm">
          <text:p/>
        </draw:line>
        <draw:line draw:style-name="gr1" draw:text-style-name="P1" draw:layer="layout" svg:x1="9.342cm" svg:y1="7.983cm" svg:x2="7.475cm" svg:y2="10.485cm">
          <text:p/>
        </draw:line>
        <draw:line draw:style-name="gr1" draw:text-style-name="P1" draw:layer="layout" svg:x1="9.608cm" svg:y1="7.983cm" svg:x2="12.276cm" svg:y2="10.485cm">
          <text:p/>
        </draw:line>
        <draw:line draw:style-name="gr1" draw:text-style-name="P1" draw:layer="layout" svg:x1="9.875cm" svg:y1="7.983cm" svg:x2="17.076cm" svg:y2="10.485cm">
          <text:p/>
        </draw:line>
        <draw:line draw:style-name="gr1" draw:text-style-name="P1" draw:layer="layout" svg:x1="10.276cm" svg:y1="7.983cm" svg:x2="3.075cm" svg:y2="10.485cm">
          <text:p/>
        </draw:line>
        <draw:line draw:style-name="gr1" draw:text-style-name="P1" draw:layer="layout" svg:x1="10.542cm" svg:y1="7.983cm" svg:x2="7.875cm" svg:y2="10.485cm">
          <text:p/>
        </draw:line>
        <draw:line draw:style-name="gr1" draw:text-style-name="P1" draw:layer="layout" svg:x1="10.808cm" svg:y1="7.983cm" svg:x2="12.676cm" svg:y2="10.485cm">
          <text:p/>
        </draw:line>
        <draw:line draw:style-name="gr1" draw:text-style-name="P1" draw:layer="layout" svg:x1="11.075cm" svg:y1="7.983cm" svg:x2="17.476cm" svg:y2="10.485cm">
          <text:p/>
        </draw:line>
        <draw:line draw:style-name="gr1" draw:text-style-name="P1" draw:layer="layout" svg:x1="11.476cm" svg:y1="7.983cm" svg:x2="3.341cm" svg:y2="10.485cm">
          <text:p/>
        </draw:line>
        <draw:line draw:style-name="gr1" draw:text-style-name="P1" draw:layer="layout" svg:x1="11.742cm" svg:y1="7.983cm" svg:x2="8.141cm" svg:y2="10.485cm">
          <text:p/>
        </draw:line>
        <draw:line draw:style-name="gr1" draw:text-style-name="P1" draw:layer="layout" svg:x1="12.008cm" svg:y1="7.983cm" svg:x2="12.942cm" svg:y2="10.485cm">
          <text:p/>
        </draw:line>
        <draw:line draw:style-name="gr1" draw:text-style-name="P1" draw:layer="layout" svg:x1="12.275cm" svg:y1="7.983cm" svg:x2="17.742cm" svg:y2="10.485cm">
          <text:p/>
        </draw:line>
        <draw:line draw:style-name="gr1" draw:text-style-name="P1" draw:layer="layout" svg:x1="12.676cm" svg:y1="7.983cm" svg:x2="3.608cm" svg:y2="10.485cm">
          <text:p/>
        </draw:line>
        <draw:line draw:style-name="gr1" draw:text-style-name="P1" draw:layer="layout" svg:x1="12.942cm" svg:y1="7.983cm" svg:x2="8.408cm" svg:y2="10.485cm">
          <text:p/>
        </draw:line>
        <draw:line draw:style-name="gr1" draw:text-style-name="P1" draw:layer="layout" svg:x1="13.208cm" svg:y1="7.983cm" svg:x2="13.208cm" svg:y2="10.484cm">
          <text:p/>
        </draw:line>
        <draw:line draw:style-name="gr1" draw:text-style-name="P1" draw:layer="layout" svg:x1="13.475cm" svg:y1="7.983cm" svg:x2="18.009cm" svg:y2="10.485cm">
          <text:p/>
        </draw:line>
        <draw:line draw:style-name="gr1" draw:text-style-name="P1" draw:layer="layout" svg:x1="13.876cm" svg:y1="7.983cm" svg:x2="3.875cm" svg:y2="10.485cm">
          <text:p/>
        </draw:line>
        <draw:line draw:style-name="gr1" draw:text-style-name="P1" draw:layer="layout" svg:x1="14.142cm" svg:y1="7.983cm" svg:x2="8.675cm" svg:y2="10.485cm">
          <text:p/>
        </draw:line>
        <draw:line draw:style-name="gr1" draw:text-style-name="P1" draw:layer="layout" svg:x1="14.409cm" svg:y1="7.983cm" svg:x2="13.475cm" svg:y2="10.485cm">
          <text:p/>
        </draw:line>
        <draw:line draw:style-name="gr1" draw:text-style-name="P1" draw:layer="layout" svg:x1="14.675cm" svg:y1="7.983cm" svg:x2="18.276cm" svg:y2="10.485cm">
          <text:p/>
        </draw:line>
        <draw:line draw:style-name="gr1" draw:text-style-name="P1" draw:layer="layout" svg:x1="15.076cm" svg:y1="7.983cm" svg:x2="4.275cm" svg:y2="10.485cm">
          <text:p/>
        </draw:line>
        <draw:line draw:style-name="gr1" draw:text-style-name="P1" draw:layer="layout" svg:x1="15.342cm" svg:y1="7.983cm" svg:x2="9.075cm" svg:y2="10.485cm">
          <text:p/>
        </draw:line>
        <draw:line draw:style-name="gr1" draw:text-style-name="P1" draw:layer="layout" svg:x1="15.609cm" svg:y1="7.983cm" svg:x2="13.875cm" svg:y2="10.485cm">
          <text:p/>
        </draw:line>
        <draw:line draw:style-name="gr1" draw:text-style-name="P1" draw:layer="layout" svg:x1="15.875cm" svg:y1="7.983cm" svg:x2="18.676cm" svg:y2="10.485cm">
          <text:p/>
        </draw:line>
        <draw:line draw:style-name="gr1" draw:text-style-name="P1" draw:layer="layout" svg:x1="16.276cm" svg:y1="7.983cm" svg:x2="4.541cm" svg:y2="10.485cm">
          <text:p/>
        </draw:line>
        <draw:line draw:style-name="gr1" draw:text-style-name="P1" draw:layer="layout" svg:x1="16.542cm" svg:y1="7.983cm" svg:x2="9.341cm" svg:y2="10.485cm">
          <text:p/>
        </draw:line>
        <draw:line draw:style-name="gr1" draw:text-style-name="P1" draw:layer="layout" svg:x1="16.809cm" svg:y1="7.983cm" svg:x2="14.141cm" svg:y2="10.485cm">
          <text:p/>
        </draw:line>
        <draw:line draw:style-name="gr1" draw:text-style-name="P1" draw:layer="layout" svg:x1="17.075cm" svg:y1="7.983cm" svg:x2="18.942cm" svg:y2="10.485cm">
          <text:p/>
        </draw:line>
        <draw:line draw:style-name="gr1" draw:text-style-name="P1" draw:layer="layout" svg:x1="17.476cm" svg:y1="7.983cm" svg:x2="4.808cm" svg:y2="10.485cm">
          <text:p/>
        </draw:line>
        <draw:line draw:style-name="gr1" draw:text-style-name="P1" draw:layer="layout" svg:x1="17.742cm" svg:y1="7.983cm" svg:x2="9.608cm" svg:y2="10.485cm">
          <text:p/>
        </draw:line>
        <draw:line draw:style-name="gr1" draw:text-style-name="P1" draw:layer="layout" svg:x1="18.009cm" svg:y1="7.983cm" svg:x2="14.408cm" svg:y2="10.485cm">
          <text:p/>
        </draw:line>
        <draw:line draw:style-name="gr1" draw:text-style-name="P1" draw:layer="layout" svg:x1="18.275cm" svg:y1="7.983cm" svg:x2="19.209cm" svg:y2="10.485cm">
          <text:p/>
        </draw:line>
        <draw:line draw:style-name="gr4" draw:text-style-name="P3" draw:layer="layout" svg:x1="18.676cm" svg:y1="7.983cm" svg:x2="5.075cm" svg:y2="10.485cm">
          <text:p/>
        </draw:line>
        <draw:line draw:style-name="gr5" draw:text-style-name="P1" draw:layer="layout" svg:x1="18.942cm" svg:y1="7.983cm" svg:x2="9.875cm" svg:y2="10.485cm">
          <text:p/>
        </draw:line>
        <draw:line draw:style-name="gr4" draw:text-style-name="P3" draw:layer="layout" svg:x1="19.209cm" svg:y1="7.983cm" svg:x2="14.675cm" svg:y2="10.485cm">
          <text:p/>
        </draw:line>
        <draw:line draw:style-name="gr4" draw:text-style-name="P3" draw:layer="layout" svg:x1="19.475cm" svg:y1="7.983cm" svg:x2="19.475cm" svg:y2="10.484cm">
          <text:p/>
        </draw:line>
        <draw:line draw:style-name="gr1" draw:text-style-name="P1" draw:layer="layout" svg:x1="0.674cm" svg:y1="10.484cm" svg:x2="0.674cm" svg:y2="11.467cm">
          <text:p/>
        </draw:line>
        <draw:line draw:style-name="gr1" draw:text-style-name="P1" draw:layer="layout" svg:x1="0.941cm" svg:y1="10.484cm" svg:x2="0.941cm" svg:y2="11.467cm">
          <text:p/>
        </draw:line>
        <draw:line draw:style-name="gr1" draw:text-style-name="P1" draw:layer="layout" svg:x1="1.208cm" svg:y1="10.484cm" svg:x2="1.208cm" svg:y2="11.467cm">
          <text:p/>
        </draw:line>
        <draw:line draw:style-name="gr1" draw:text-style-name="P1" draw:layer="layout" svg:x1="1.474cm" svg:y1="10.484cm" svg:x2="1.474cm" svg:y2="11.467cm">
          <text:p/>
        </draw:line>
        <draw:line draw:style-name="gr1" draw:text-style-name="P1" draw:layer="layout" svg:x1="1.874cm" svg:y1="10.484cm" svg:x2="1.874cm" svg:y2="11.467cm">
          <text:p/>
        </draw:line>
        <draw:line draw:style-name="gr1" draw:text-style-name="P1" draw:layer="layout" svg:x1="2.141cm" svg:y1="10.484cm" svg:x2="2.141cm" svg:y2="11.467cm">
          <text:p/>
        </draw:line>
        <draw:line draw:style-name="gr1" draw:text-style-name="P1" draw:layer="layout" svg:x1="2.408cm" svg:y1="10.484cm" svg:x2="2.408cm" svg:y2="11.467cm">
          <text:p/>
        </draw:line>
        <draw:line draw:style-name="gr1" draw:text-style-name="P1" draw:layer="layout" svg:x1="2.675cm" svg:y1="10.484cm" svg:x2="2.675cm" svg:y2="11.467cm">
          <text:p/>
        </draw:line>
        <draw:line draw:style-name="gr1" draw:text-style-name="P1" draw:layer="layout" svg:x1="3.075cm" svg:y1="10.484cm" svg:x2="3.075cm" svg:y2="11.467cm">
          <text:p/>
        </draw:line>
        <draw:line draw:style-name="gr1" draw:text-style-name="P1" draw:layer="layout" svg:x1="3.341cm" svg:y1="10.484cm" svg:x2="3.341cm" svg:y2="11.467cm">
          <text:p/>
        </draw:line>
        <draw:line draw:style-name="gr1" draw:text-style-name="P1" draw:layer="layout" svg:x1="3.608cm" svg:y1="10.484cm" svg:x2="3.608cm" svg:y2="11.467cm">
          <text:p/>
        </draw:line>
        <draw:line draw:style-name="gr1" draw:text-style-name="P1" draw:layer="layout" svg:x1="3.875cm" svg:y1="10.484cm" svg:x2="3.875cm" svg:y2="11.467cm">
          <text:p/>
        </draw:line>
        <draw:line draw:style-name="gr1" draw:text-style-name="P1" draw:layer="layout" svg:x1="4.275cm" svg:y1="10.484cm" svg:x2="4.275cm" svg:y2="11.467cm">
          <text:p/>
        </draw:line>
        <draw:line draw:style-name="gr1" draw:text-style-name="P1" draw:layer="layout" svg:x1="4.541cm" svg:y1="10.484cm" svg:x2="4.541cm" svg:y2="11.467cm">
          <text:p/>
        </draw:line>
        <draw:line draw:style-name="gr1" draw:text-style-name="P1" draw:layer="layout" svg:x1="4.808cm" svg:y1="10.484cm" svg:x2="4.808cm" svg:y2="11.467cm">
          <text:p/>
        </draw:line>
        <draw:line draw:style-name="gr4" draw:text-style-name="P3" draw:layer="layout" svg:x1="5.075cm" svg:y1="10.484cm" svg:x2="5.075cm" svg:y2="11.467cm">
          <text:p/>
        </draw:line>
        <draw:line draw:style-name="gr1" draw:text-style-name="P1" draw:layer="layout" svg:x1="5.475cm" svg:y1="10.484cm" svg:x2="5.475cm" svg:y2="11.467cm">
          <text:p/>
        </draw:line>
        <draw:line draw:style-name="gr1" draw:text-style-name="P1" draw:layer="layout" svg:x1="5.741cm" svg:y1="10.484cm" svg:x2="5.741cm" svg:y2="11.467cm">
          <text:p/>
        </draw:line>
        <draw:line draw:style-name="gr1" draw:text-style-name="P1" draw:layer="layout" svg:x1="6.008cm" svg:y1="10.484cm" svg:x2="6.008cm" svg:y2="11.467cm">
          <text:p/>
        </draw:line>
        <draw:line draw:style-name="gr1" draw:text-style-name="P1" draw:layer="layout" svg:x1="6.275cm" svg:y1="10.484cm" svg:x2="6.275cm" svg:y2="11.467cm">
          <text:p/>
        </draw:line>
        <draw:line draw:style-name="gr1" draw:text-style-name="P1" draw:layer="layout" svg:x1="6.675cm" svg:y1="10.484cm" svg:x2="6.675cm" svg:y2="11.467cm">
          <text:p/>
        </draw:line>
        <draw:line draw:style-name="gr1" draw:text-style-name="P1" draw:layer="layout" svg:x1="6.941cm" svg:y1="10.484cm" svg:x2="6.941cm" svg:y2="11.467cm">
          <text:p/>
        </draw:line>
        <draw:line draw:style-name="gr1" draw:text-style-name="P1" draw:layer="layout" svg:x1="7.208cm" svg:y1="10.484cm" svg:x2="7.208cm" svg:y2="11.467cm">
          <text:p/>
        </draw:line>
        <draw:line draw:style-name="gr1" draw:text-style-name="P1" draw:layer="layout" svg:x1="7.475cm" svg:y1="10.484cm" svg:x2="7.475cm" svg:y2="11.467cm">
          <text:p/>
        </draw:line>
        <draw:line draw:style-name="gr1" draw:text-style-name="P1" draw:layer="layout" svg:x1="7.875cm" svg:y1="10.484cm" svg:x2="7.875cm" svg:y2="11.467cm">
          <text:p/>
        </draw:line>
        <draw:line draw:style-name="gr1" draw:text-style-name="P1" draw:layer="layout" svg:x1="8.141cm" svg:y1="10.484cm" svg:x2="8.141cm" svg:y2="11.467cm">
          <text:p/>
        </draw:line>
        <draw:line draw:style-name="gr1" draw:text-style-name="P1" draw:layer="layout" svg:x1="8.408cm" svg:y1="10.484cm" svg:x2="8.408cm" svg:y2="11.467cm">
          <text:p/>
        </draw:line>
        <draw:line draw:style-name="gr1" draw:text-style-name="P1" draw:layer="layout" svg:x1="8.675cm" svg:y1="10.484cm" svg:x2="8.675cm" svg:y2="11.467cm">
          <text:p/>
        </draw:line>
        <draw:line draw:style-name="gr1" draw:text-style-name="P1" draw:layer="layout" svg:x1="9.075cm" svg:y1="10.484cm" svg:x2="9.075cm" svg:y2="11.467cm">
          <text:p/>
        </draw:line>
        <draw:line draw:style-name="gr1" draw:text-style-name="P1" draw:layer="layout" svg:x1="9.341cm" svg:y1="10.484cm" svg:x2="9.341cm" svg:y2="11.467cm">
          <text:p/>
        </draw:line>
        <draw:line draw:style-name="gr1" draw:text-style-name="P1" draw:layer="layout" svg:x1="9.608cm" svg:y1="10.484cm" svg:x2="9.608cm" svg:y2="11.467cm">
          <text:p/>
        </draw:line>
        <draw:line draw:style-name="gr4" draw:text-style-name="P3" draw:layer="layout" svg:x1="9.875cm" svg:y1="10.484cm" svg:x2="9.875cm" svg:y2="11.467cm">
          <text:p/>
        </draw:line>
        <draw:line draw:style-name="gr1" draw:text-style-name="P1" draw:layer="layout" svg:x1="10.275cm" svg:y1="10.484cm" svg:x2="10.275cm" svg:y2="11.467cm">
          <text:p/>
        </draw:line>
        <draw:line draw:style-name="gr1" draw:text-style-name="P1" draw:layer="layout" svg:x1="10.541cm" svg:y1="10.484cm" svg:x2="10.541cm" svg:y2="11.467cm">
          <text:p/>
        </draw:line>
        <draw:line draw:style-name="gr1" draw:text-style-name="P1" draw:layer="layout" svg:x1="10.808cm" svg:y1="10.484cm" svg:x2="10.808cm" svg:y2="11.467cm">
          <text:p/>
        </draw:line>
        <draw:line draw:style-name="gr1" draw:text-style-name="P1" draw:layer="layout" svg:x1="11.075cm" svg:y1="10.484cm" svg:x2="11.075cm" svg:y2="11.467cm">
          <text:p/>
        </draw:line>
        <draw:line draw:style-name="gr1" draw:text-style-name="P1" draw:layer="layout" svg:x1="11.475cm" svg:y1="10.484cm" svg:x2="11.475cm" svg:y2="11.467cm">
          <text:p/>
        </draw:line>
        <draw:line draw:style-name="gr1" draw:text-style-name="P1" draw:layer="layout" svg:x1="11.741cm" svg:y1="10.484cm" svg:x2="11.741cm" svg:y2="11.467cm">
          <text:p/>
        </draw:line>
        <draw:line draw:style-name="gr1" draw:text-style-name="P1" draw:layer="layout" svg:x1="12.008cm" svg:y1="10.484cm" svg:x2="12.008cm" svg:y2="11.467cm">
          <text:p/>
        </draw:line>
        <draw:line draw:style-name="gr1" draw:text-style-name="P1" draw:layer="layout" svg:x1="12.275cm" svg:y1="10.484cm" svg:x2="12.275cm" svg:y2="11.467cm">
          <text:p/>
        </draw:line>
        <draw:line draw:style-name="gr1" draw:text-style-name="P1" draw:layer="layout" svg:x1="12.675cm" svg:y1="10.484cm" svg:x2="12.675cm" svg:y2="11.467cm">
          <text:p/>
        </draw:line>
        <draw:line draw:style-name="gr1" draw:text-style-name="P1" draw:layer="layout" svg:x1="12.941cm" svg:y1="10.484cm" svg:x2="12.941cm" svg:y2="11.467cm">
          <text:p/>
        </draw:line>
        <draw:line draw:style-name="gr1" draw:text-style-name="P1" draw:layer="layout" svg:x1="13.208cm" svg:y1="10.484cm" svg:x2="13.208cm" svg:y2="11.467cm">
          <text:p/>
        </draw:line>
        <draw:line draw:style-name="gr1" draw:text-style-name="P1" draw:layer="layout" svg:x1="13.475cm" svg:y1="10.484cm" svg:x2="13.475cm" svg:y2="11.467cm">
          <text:p/>
        </draw:line>
        <draw:line draw:style-name="gr1" draw:text-style-name="P1" draw:layer="layout" svg:x1="13.875cm" svg:y1="10.484cm" svg:x2="13.875cm" svg:y2="11.467cm">
          <text:p/>
        </draw:line>
        <draw:line draw:style-name="gr1" draw:text-style-name="P1" draw:layer="layout" svg:x1="14.141cm" svg:y1="10.484cm" svg:x2="14.141cm" svg:y2="11.467cm">
          <text:p/>
        </draw:line>
        <draw:line draw:style-name="gr1" draw:text-style-name="P1" draw:layer="layout" svg:x1="14.408cm" svg:y1="10.484cm" svg:x2="14.408cm" svg:y2="11.467cm">
          <text:p/>
        </draw:line>
        <draw:line draw:style-name="gr4" draw:text-style-name="P3" draw:layer="layout" svg:x1="14.675cm" svg:y1="10.484cm" svg:x2="14.675cm" svg:y2="11.467cm">
          <text:p/>
        </draw:line>
        <draw:line draw:style-name="gr1" draw:text-style-name="P1" draw:layer="layout" svg:x1="15.075cm" svg:y1="10.484cm" svg:x2="15.075cm" svg:y2="11.467cm">
          <text:p/>
        </draw:line>
        <draw:line draw:style-name="gr1" draw:text-style-name="P1" draw:layer="layout" svg:x1="15.341cm" svg:y1="10.484cm" svg:x2="15.341cm" svg:y2="11.467cm">
          <text:p/>
        </draw:line>
        <draw:line draw:style-name="gr1" draw:text-style-name="P1" draw:layer="layout" svg:x1="15.608cm" svg:y1="10.484cm" svg:x2="15.608cm" svg:y2="11.467cm">
          <text:p/>
        </draw:line>
        <draw:line draw:style-name="gr1" draw:text-style-name="P1" draw:layer="layout" svg:x1="15.875cm" svg:y1="10.484cm" svg:x2="15.875cm" svg:y2="11.467cm">
          <text:p/>
        </draw:line>
        <draw:line draw:style-name="gr1" draw:text-style-name="P1" draw:layer="layout" svg:x1="16.275cm" svg:y1="10.484cm" svg:x2="16.275cm" svg:y2="11.467cm">
          <text:p/>
        </draw:line>
        <draw:line draw:style-name="gr1" draw:text-style-name="P1" draw:layer="layout" svg:x1="16.541cm" svg:y1="10.484cm" svg:x2="16.541cm" svg:y2="11.467cm">
          <text:p/>
        </draw:line>
        <draw:line draw:style-name="gr1" draw:text-style-name="P1" draw:layer="layout" svg:x1="16.808cm" svg:y1="10.484cm" svg:x2="16.808cm" svg:y2="11.467cm">
          <text:p/>
        </draw:line>
        <draw:line draw:style-name="gr1" draw:text-style-name="P1" draw:layer="layout" svg:x1="17.075cm" svg:y1="10.484cm" svg:x2="17.075cm" svg:y2="11.467cm">
          <text:p/>
        </draw:line>
        <draw:line draw:style-name="gr1" draw:text-style-name="P1" draw:layer="layout" svg:x1="17.475cm" svg:y1="10.484cm" svg:x2="17.475cm" svg:y2="11.467cm">
          <text:p/>
        </draw:line>
        <draw:line draw:style-name="gr1" draw:text-style-name="P1" draw:layer="layout" svg:x1="17.741cm" svg:y1="10.484cm" svg:x2="17.741cm" svg:y2="11.467cm">
          <text:p/>
        </draw:line>
        <draw:line draw:style-name="gr1" draw:text-style-name="P1" draw:layer="layout" svg:x1="18.008cm" svg:y1="10.484cm" svg:x2="18.008cm" svg:y2="11.467cm">
          <text:p/>
        </draw:line>
        <draw:line draw:style-name="gr1" draw:text-style-name="P1" draw:layer="layout" svg:x1="18.275cm" svg:y1="10.484cm" svg:x2="18.275cm" svg:y2="11.467cm">
          <text:p/>
        </draw:line>
        <draw:line draw:style-name="gr1" draw:text-style-name="P1" draw:layer="layout" svg:x1="18.675cm" svg:y1="10.484cm" svg:x2="18.675cm" svg:y2="11.467cm">
          <text:p/>
        </draw:line>
        <draw:line draw:style-name="gr1" draw:text-style-name="P1" draw:layer="layout" svg:x1="18.941cm" svg:y1="10.484cm" svg:x2="18.941cm" svg:y2="11.467cm">
          <text:p/>
        </draw:line>
        <draw:line draw:style-name="gr1" draw:text-style-name="P1" draw:layer="layout" svg:x1="19.208cm" svg:y1="10.484cm" svg:x2="19.208cm" svg:y2="11.467cm">
          <text:p/>
        </draw:line>
        <draw:line draw:style-name="gr5" draw:text-style-name="P1" draw:layer="layout" svg:x1="19.475cm" svg:y1="10.484cm" svg:x2="19.475cm" svg:y2="11.467cm">
          <text:p/>
        </draw:line>
        <draw:custom-shape draw:style-name="gr6" draw:text-style-name="P4" draw:layer="layout" svg:width="0.25cm" svg:height="0.25cm" svg:x="0.82cm" svg:y="0.7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08cm" svg:y="0.7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55cm" svg:y="0.7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35cm" svg:y="0.7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02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28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7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5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22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48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9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7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4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6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1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9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62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88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3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1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8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0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5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3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0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2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7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5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22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48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9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7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42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68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1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951cm" svg:y="0.7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6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8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3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1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8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0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5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3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02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28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7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5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22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48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9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752cm" svg:y="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42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68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1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9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62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88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3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153cm" svg:y="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824cm" svg:y="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9.084cm" svg:y="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554cm" svg:y="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9.354cm" svg:y="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821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081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551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351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02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28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7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5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22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48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9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7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4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6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1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9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62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88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3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1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8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0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5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3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0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2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7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5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22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48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9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7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42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68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1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95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6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8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3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1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8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0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5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3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02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28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7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5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22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48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9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753cm" svg:y="5.8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42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68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1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9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62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88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3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154cm" svg:y="5.8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825cm" svg:y="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9.085cm" svg:y="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555cm" svg:y="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9.355cm" svg:y="5.8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822cm" svg:y="1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082cm" svg:y="1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0.552cm" svg:y="1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352cm" svg:y="10.78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02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28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.75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55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22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48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2.95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3.75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42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68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15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4.95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62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88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5.35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15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82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08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6.55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35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02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28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7.75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55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22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48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8.95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9.75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42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68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15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0.953cm" svg:y="10.78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62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88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1.35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15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82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08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2.55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35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02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28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3.75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55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22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48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4.95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5.754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42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68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15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6.95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62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88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7.35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155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826cm" svg:y="10.7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9.086cm" svg:y="10.7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8.556cm" svg:y="10.7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0.25cm" svg:height="0.25cm" svg:x="19.356cm" svg:y="10.78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2" draw:text-style-name="P2" draw:layer="layout" svg:width="0.113cm" svg:height="0.053cm" svg:x="15.018cm" svg:y="1.423cm" svg:viewBox="0 0 114 54" svg:d="M114 0c-22 4-54 43-57 54-4-11-35-50-57-54">
          <text:p/>
        </draw:path>
        <draw:path draw:style-name="gr2" draw:text-style-name="P2" draw:layer="layout" svg:width="0.113cm" svg:height="0.053cm" svg:x="15.285cm" svg:y="1.423cm" svg:viewBox="0 0 114 54" svg:d="M114 0c-21 4-53 43-57 54-3-11-36-50-57-54">
          <text:p/>
        </draw:path>
        <draw:path draw:style-name="gr2" draw:text-style-name="P2" draw:layer="layout" svg:width="0.112cm" svg:height="0.053cm" svg:x="15.552cm" svg:y="1.423cm" svg:viewBox="0 0 113 54" svg:d="M113 0c-21 4-52 43-56 54-3-11-35-50-57-54">
          <text:p/>
        </draw:path>
        <draw:path draw:style-name="gr2" draw:text-style-name="P2" draw:layer="layout" svg:width="0.113cm" svg:height="0.053cm" svg:x="15.818cm" svg:y="1.423cm" svg:viewBox="0 0 114 54" svg:d="M114 0c-21 4-54 43-57 54-4-11-35-50-57-54">
          <text:p/>
        </draw:path>
        <draw:path draw:style-name="gr2" draw:text-style-name="P2" draw:layer="layout" svg:width="0.113cm" svg:height="0.053cm" svg:x="16.218cm" svg:y="1.423cm" svg:viewBox="0 0 114 54" svg:d="M114 0c-21 4-53 43-56 54-4-11-35-50-58-54">
          <text:p/>
        </draw:path>
        <draw:path draw:style-name="gr2" draw:text-style-name="P2" draw:layer="layout" svg:width="0.113cm" svg:height="0.053cm" svg:x="16.485cm" svg:y="1.423cm" svg:viewBox="0 0 114 54" svg:d="M114 0c-21 4-54 43-58 54-3-11-35-50-56-54">
          <text:p/>
        </draw:path>
        <draw:path draw:style-name="gr2" draw:text-style-name="P2" draw:layer="layout" svg:width="0.112cm" svg:height="0.053cm" svg:x="16.752cm" svg:y="1.423cm" svg:viewBox="0 0 113 54" svg:d="M113 0c-21 4-52 43-56 54-3-11-36-50-57-54">
          <text:p/>
        </draw:path>
        <draw:path draw:style-name="gr2" draw:text-style-name="P2" draw:layer="layout" svg:width="0.113cm" svg:height="0.053cm" svg:x="17.018cm" svg:y="1.423cm" svg:viewBox="0 0 114 54" svg:d="M114 0c-22 4-54 43-57 54-4-11-35-50-57-54">
          <text:p/>
        </draw:path>
        <draw:custom-shape draw:style-name="gr7" draw:text-style-name="P6" draw:layer="layout" svg:width="1cm" svg:height="1cm" svg:x="18.6cm" svg:y="1.4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1cm" svg:x="17.4cm" svg:y="1.4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6.2cm" svg:y="1.4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5cm" svg:y="1.4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3.8cm" svg:y="1.4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2.6cm" svg:y="1.4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1.4cm" svg:y="1.4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0.2cm" svg:y="1.4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9cm" svg:y="1.4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7.8cm" svg:y="1.4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6.6cm" svg:y="1.4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5.4cm" svg:y="1.4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4.2cm" svg:y="1.4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3cm" svg:y="1.4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1.8cm" svg:y="1.4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cm" svg:height="1cm" svg:x="0.6cm" svg:y="1.478cm">
          <text:p text:style-name="P5">S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1" draw:layer="layout" svg:width="0.113cm" svg:height="0.053cm" svg:x="0.618cm" svg:y="6.423cm" svg:viewBox="0 0 114 54" svg:d="M114 0c-22 4-54 43-58 54-3-11-35-50-56-54">
          <text:p/>
        </draw:path>
        <draw:path draw:style-name="gr3" draw:text-style-name="P1" draw:layer="layout" svg:width="0.112cm" svg:height="0.053cm" svg:x="0.885cm" svg:y="6.423cm" svg:viewBox="0 0 113 54" svg:d="M113 0c-21 4-52 43-56 54-3-11-36-50-57-54">
          <text:p/>
        </draw:path>
        <draw:path draw:style-name="gr3" draw:text-style-name="P1" draw:layer="layout" svg:width="0.112cm" svg:height="0.053cm" svg:x="1.152cm" svg:y="6.423cm" svg:viewBox="0 0 113 54" svg:d="M113 0c-21 4-53 43-56 54-4-11-35-50-57-54">
          <text:p/>
        </draw:path>
        <draw:path draw:style-name="gr3" draw:text-style-name="P1" draw:layer="layout" svg:width="0.113cm" svg:height="0.053cm" svg:x="1.418cm" svg:y="6.423cm" svg:viewBox="0 0 114 54" svg:d="M114 0c-21 4-54 43-58 54-3-11-35-50-56-54">
          <text:p/>
        </draw:path>
        <draw:path draw:style-name="gr3" draw:text-style-name="P1" draw:layer="layout" svg:width="0.113cm" svg:height="0.053cm" svg:x="1.818cm" svg:y="6.423cm" svg:viewBox="0 0 114 54" svg:d="M114 0c-21 4-53 43-57 54-3-11-35-50-57-54">
          <text:p/>
        </draw:path>
        <draw:path draw:style-name="gr3" draw:text-style-name="P1" draw:layer="layout" svg:width="0.112cm" svg:height="0.053cm" svg:x="2.085cm" svg:y="6.423cm" svg:viewBox="0 0 113 54" svg:d="M113 0c-21 4-53 43-57 54-3-11-35-50-56-54">
          <text:p/>
        </draw:path>
        <draw:path draw:style-name="gr3" draw:text-style-name="P1" draw:layer="layout" svg:width="0.112cm" svg:height="0.053cm" svg:x="2.352cm" svg:y="6.423cm" svg:viewBox="0 0 113 54" svg:d="M113 0c-21 4-53 43-56 54-4-11-36-50-57-54">
          <text:p/>
        </draw:path>
        <draw:path draw:style-name="gr3" draw:text-style-name="P1" draw:layer="layout" svg:width="0.113cm" svg:height="0.053cm" svg:x="2.618cm" svg:y="6.423cm" svg:viewBox="0 0 114 54" svg:d="M114 0c-22 4-54 43-57 54-4-11-36-50-57-54">
          <text:p/>
        </draw:path>
        <draw:path draw:style-name="gr3" draw:text-style-name="P1" draw:layer="layout" svg:width="0.113cm" svg:height="0.053cm" svg:x="3.018cm" svg:y="6.423cm" svg:viewBox="0 0 114 54" svg:d="M114 0c-21 4-53 43-56 54-4-11-37-50-58-54">
          <text:p/>
        </draw:path>
        <draw:path draw:style-name="gr3" draw:text-style-name="P1" draw:layer="layout" svg:width="0.112cm" svg:height="0.053cm" svg:x="3.285cm" svg:y="6.423cm" svg:viewBox="0 0 113 54" svg:d="M113 0c-21 4-52 43-56 54-3-11-35-50-57-54">
          <text:p/>
        </draw:path>
        <draw:path draw:style-name="gr3" draw:text-style-name="P1" draw:layer="layout" svg:width="0.112cm" svg:height="0.053cm" svg:x="3.552cm" svg:y="6.423cm" svg:viewBox="0 0 113 54" svg:d="M113 0c-21 4-54 43-57 54-4-11-35-50-56-54">
          <text:p/>
        </draw:path>
        <draw:path draw:style-name="gr3" draw:text-style-name="P1" draw:layer="layout" svg:width="0.113cm" svg:height="0.053cm" svg:x="3.818cm" svg:y="6.423cm" svg:viewBox="0 0 114 54" svg:d="M114 0c-21 4-53 43-56 54-4-11-37-50-58-54">
          <text:p/>
        </draw:path>
        <draw:path draw:style-name="gr3" draw:text-style-name="P1" draw:layer="layout" svg:width="0.113cm" svg:height="0.053cm" svg:x="4.218cm" svg:y="6.423cm" svg:viewBox="0 0 114 54" svg:d="M114 0c-21 4-54 43-57 54-4-11-36-50-57-54">
          <text:p/>
        </draw:path>
        <draw:path draw:style-name="gr3" draw:text-style-name="P1" draw:layer="layout" svg:width="0.112cm" svg:height="0.053cm" svg:x="4.485cm" svg:y="6.423cm" svg:viewBox="0 0 113 54" svg:d="M113 0c-21 4-52 43-56 54-3-11-36-50-57-54">
          <text:p/>
        </draw:path>
        <draw:path draw:style-name="gr3" draw:text-style-name="P1" draw:layer="layout" svg:width="0.112cm" svg:height="0.053cm" svg:x="4.752cm" svg:y="6.423cm" svg:viewBox="0 0 113 54" svg:d="M113 0c-22 4-54 43-57 54-4-11-35-50-56-54">
          <text:p/>
        </draw:path>
        <draw:path draw:style-name="gr3" draw:text-style-name="P1" draw:layer="layout" svg:width="0.113cm" svg:height="0.053cm" svg:x="5.018cm" svg:y="6.423cm" svg:viewBox="0 0 114 54" svg:d="M114 0c-21 4-54 43-57 54-4-11-36-50-57-54">
          <text:p/>
        </draw:path>
        <draw:path draw:style-name="gr3" draw:text-style-name="P1" draw:layer="layout" svg:width="0.113cm" svg:height="0.053cm" svg:x="5.418cm" svg:y="6.423cm" svg:viewBox="0 0 114 54" svg:d="M114 0c-22 4-54 43-57 54-4-11-36-50-57-54">
          <text:p/>
        </draw:path>
        <draw:path draw:style-name="gr3" draw:text-style-name="P1" draw:layer="layout" svg:width="0.112cm" svg:height="0.053cm" svg:x="5.685cm" svg:y="6.423cm" svg:viewBox="0 0 113 54" svg:d="M113 0c-21 4-53 43-57 54-3-11-35-50-56-54">
          <text:p/>
        </draw:path>
        <draw:path draw:style-name="gr3" draw:text-style-name="P1" draw:layer="layout" svg:width="0.112cm" svg:height="0.053cm" svg:x="5.952cm" svg:y="6.423cm" svg:viewBox="0 0 113 54" svg:d="M113 0c-21 4-53 43-56 54-4-11-36-50-57-54">
          <text:p/>
        </draw:path>
        <draw:path draw:style-name="gr3" draw:text-style-name="P1" draw:layer="layout" svg:width="0.113cm" svg:height="0.053cm" svg:x="6.218cm" svg:y="6.423cm" svg:viewBox="0 0 114 54" svg:d="M114 0c-22 4-54 43-57 54-4-11-36-50-57-54">
          <text:p/>
        </draw:path>
        <draw:path draw:style-name="gr3" draw:text-style-name="P1" draw:layer="layout" svg:width="0.113cm" svg:height="0.053cm" svg:x="6.618cm" svg:y="6.423cm" svg:viewBox="0 0 114 54" svg:d="M114 0c-21 4-53 43-56 54-4-11-37-50-58-54">
          <text:p/>
        </draw:path>
        <draw:path draw:style-name="gr3" draw:text-style-name="P1" draw:layer="layout" svg:width="0.112cm" svg:height="0.053cm" svg:x="6.885cm" svg:y="6.423cm" svg:viewBox="0 0 113 54" svg:d="M113 0c-22 4-53 43-57 54-3-11-35-50-56-54">
          <text:p/>
        </draw:path>
        <draw:path draw:style-name="gr3" draw:text-style-name="P1" draw:layer="layout" svg:width="0.112cm" svg:height="0.053cm" svg:x="7.152cm" svg:y="6.423cm" svg:viewBox="0 0 113 54" svg:d="M113 0c-21 4-53 43-56 54-5-11-36-50-57-54">
          <text:p/>
        </draw:path>
        <draw:path draw:style-name="gr3" draw:text-style-name="P1" draw:layer="layout" svg:width="0.113cm" svg:height="0.053cm" svg:x="7.418cm" svg:y="6.423cm" svg:viewBox="0 0 114 54" svg:d="M114 0c-21 4-53 43-56 54-4-11-36-50-58-54">
          <text:p/>
        </draw:path>
        <draw:path draw:style-name="gr3" draw:text-style-name="P1" draw:layer="layout" svg:width="0.113cm" svg:height="0.053cm" svg:x="7.818cm" svg:y="6.423cm" svg:viewBox="0 0 114 54" svg:d="M114 0c-21 4-54 43-57 54-4-11-36-50-57-54">
          <text:p/>
        </draw:path>
        <draw:path draw:style-name="gr3" draw:text-style-name="P1" draw:layer="layout" svg:width="0.112cm" svg:height="0.053cm" svg:x="8.085cm" svg:y="6.423cm" svg:viewBox="0 0 113 54" svg:d="M113 0c-21 4-52 43-56 54-3-11-35-50-57-54">
          <text:p/>
        </draw:path>
        <draw:path draw:style-name="gr3" draw:text-style-name="P1" draw:layer="layout" svg:width="0.112cm" svg:height="0.053cm" svg:x="8.352cm" svg:y="6.423cm" svg:viewBox="0 0 113 54" svg:d="M113 0c-21 4-54 43-57 54-4-11-35-50-56-54">
          <text:p/>
        </draw:path>
        <draw:path draw:style-name="gr3" draw:text-style-name="P1" draw:layer="layout" svg:width="0.113cm" svg:height="0.053cm" svg:x="8.618cm" svg:y="6.423cm" svg:viewBox="0 0 114 54" svg:d="M114 0c-21 4-53 43-56 54-4-11-37-50-58-54">
          <text:p/>
        </draw:path>
        <draw:path draw:style-name="gr3" draw:text-style-name="P1" draw:layer="layout" svg:width="0.113cm" svg:height="0.053cm" svg:x="9.018cm" svg:y="6.423cm" svg:viewBox="0 0 114 54" svg:d="M114 0c-22 4-54 43-57 54-4-11-36-50-57-54">
          <text:p/>
        </draw:path>
        <draw:path draw:style-name="gr3" draw:text-style-name="P1" draw:layer="layout" svg:width="0.112cm" svg:height="0.053cm" svg:x="9.285cm" svg:y="6.423cm" svg:viewBox="0 0 113 54" svg:d="M113 0c-21 4-52 43-56 54-3-11-36-50-57-54">
          <text:p/>
        </draw:path>
        <draw:path draw:style-name="gr3" draw:text-style-name="P1" draw:layer="layout" svg:width="0.112cm" svg:height="0.053cm" svg:x="9.552cm" svg:y="6.423cm" svg:viewBox="0 0 113 54" svg:d="M113 0c-21 4-53 43-56 54-4-11-35-50-57-54">
          <text:p/>
        </draw:path>
        <draw:path draw:style-name="gr3" draw:text-style-name="P1" draw:layer="layout" svg:width="0.113cm" svg:height="0.053cm" svg:x="9.818cm" svg:y="6.423cm" svg:viewBox="0 0 114 54" svg:d="M114 0c-21 4-54 43-57 54-4-11-36-50-57-54">
          <text:p/>
        </draw:path>
        <draw:path draw:style-name="gr3" draw:text-style-name="P1" draw:layer="layout" svg:width="0.113cm" svg:height="0.053cm" svg:x="10.218cm" svg:y="6.423cm" svg:viewBox="0 0 114 54" svg:d="M114 0c-21 4-53 43-56 54-4-11-36-50-58-54">
          <text:p/>
        </draw:path>
        <draw:path draw:style-name="gr3" draw:text-style-name="P1" draw:layer="layout" svg:width="0.112cm" svg:height="0.053cm" svg:x="10.485cm" svg:y="6.423cm" svg:viewBox="0 0 113 54" svg:d="M113 0c-21 4-53 43-57 54-3-11-35-50-56-54">
          <text:p/>
        </draw:path>
        <draw:path draw:style-name="gr3" draw:text-style-name="P1" draw:layer="layout" svg:width="0.112cm" svg:height="0.053cm" svg:x="10.752cm" svg:y="6.423cm" svg:viewBox="0 0 113 54" svg:d="M113 0c-21 4-53 43-56 54-4-11-36-50-57-54">
          <text:p/>
        </draw:path>
        <draw:path draw:style-name="gr3" draw:text-style-name="P1" draw:layer="layout" svg:width="0.113cm" svg:height="0.053cm" svg:x="11.018cm" svg:y="6.423cm" svg:viewBox="0 0 114 54" svg:d="M114 0c-22 4-54 43-57 54-4-11-36-50-57-54">
          <text:p/>
        </draw:path>
        <draw:path draw:style-name="gr3" draw:text-style-name="P1" draw:layer="layout" svg:width="0.113cm" svg:height="0.053cm" svg:x="11.418cm" svg:y="6.423cm" svg:viewBox="0 0 114 54" svg:d="M114 0c-21 4-53 43-56 54-4-11-37-50-58-54">
          <text:p/>
        </draw:path>
        <draw:path draw:style-name="gr3" draw:text-style-name="P1" draw:layer="layout" svg:width="0.113cm" svg:height="0.053cm" svg:x="11.685cm" svg:y="6.423cm" svg:viewBox="0 0 114 54" svg:d="M114 0c-22 4-53 43-57 54-3-11-35-50-57-54">
          <text:p/>
        </draw:path>
        <draw:path draw:style-name="gr3" draw:text-style-name="P1" draw:layer="layout" svg:width="0.112cm" svg:height="0.053cm" svg:x="11.952cm" svg:y="6.423cm" svg:viewBox="0 0 113 54" svg:d="M113 0c-21 4-54 43-57 54-4-11-35-50-56-54">
          <text:p/>
        </draw:path>
        <draw:path draw:style-name="gr3" draw:text-style-name="P1" draw:layer="layout" svg:width="0.113cm" svg:height="0.053cm" svg:x="12.218cm" svg:y="6.423cm" svg:viewBox="0 0 114 54" svg:d="M114 0c-21 4-53 43-56 54-4-11-37-50-58-54">
          <text:p/>
        </draw:path>
        <draw:path draw:style-name="gr3" draw:text-style-name="P1" draw:layer="layout" svg:width="0.113cm" svg:height="0.053cm" svg:x="12.618cm" svg:y="6.423cm" svg:viewBox="0 0 114 54" svg:d="M114 0c-21 4-54 43-57 54-4-11-36-50-57-54">
          <text:p/>
        </draw:path>
        <draw:path draw:style-name="gr3" draw:text-style-name="P1" draw:layer="layout" svg:width="0.113cm" svg:height="0.053cm" svg:x="12.885cm" svg:y="6.423cm" svg:viewBox="0 0 114 54" svg:d="M114 0c-22 4-53 43-57 54-3-11-36-50-57-54">
          <text:p/>
        </draw:path>
        <draw:path draw:style-name="gr3" draw:text-style-name="P1" draw:layer="layout" svg:width="0.112cm" svg:height="0.053cm" svg:x="13.152cm" svg:y="6.423cm" svg:viewBox="0 0 113 54" svg:d="M113 0c-22 4-54 43-57 54-4-11-35-50-56-54">
          <text:p/>
        </draw:path>
        <draw:path draw:style-name="gr3" draw:text-style-name="P1" draw:layer="layout" svg:width="0.113cm" svg:height="0.053cm" svg:x="13.418cm" svg:y="6.423cm" svg:viewBox="0 0 114 54" svg:d="M114 0c-21 4-54 43-57 54-4-11-36-50-57-54">
          <text:p/>
        </draw:path>
        <draw:path draw:style-name="gr3" draw:text-style-name="P1" draw:layer="layout" svg:width="0.113cm" svg:height="0.053cm" svg:x="13.818cm" svg:y="6.423cm" svg:viewBox="0 0 114 54" svg:d="M114 0c-22 4-54 43-57 54-4-11-36-50-57-54">
          <text:p/>
        </draw:path>
        <draw:path draw:style-name="gr3" draw:text-style-name="P1" draw:layer="layout" svg:width="0.113cm" svg:height="0.053cm" svg:x="14.085cm" svg:y="6.423cm" svg:viewBox="0 0 114 54" svg:d="M114 0c-22 4-54 43-58 54-3-11-35-50-56-54">
          <text:p/>
        </draw:path>
        <draw:path draw:style-name="gr3" draw:text-style-name="P1" draw:layer="layout" svg:width="0.112cm" svg:height="0.053cm" svg:x="14.352cm" svg:y="6.423cm" svg:viewBox="0 0 113 54" svg:d="M113 0c-21 4-53 43-56 54-4-11-36-50-57-54">
          <text:p/>
        </draw:path>
        <draw:path draw:style-name="gr3" draw:text-style-name="P1" draw:layer="layout" svg:width="0.113cm" svg:height="0.053cm" svg:x="14.618cm" svg:y="6.423cm" svg:viewBox="0 0 114 54" svg:d="M114 0c-22 4-54 43-57 54-4-11-35-50-57-54">
          <text:p/>
        </draw:path>
        <draw:path draw:style-name="gr3" draw:text-style-name="P1" draw:layer="layout" svg:width="0.113cm" svg:height="0.053cm" svg:x="15.018cm" svg:y="6.423cm" svg:viewBox="0 0 114 54" svg:d="M114 0c-21 4-53 43-56 54-4-11-36-50-58-54">
          <text:p/>
        </draw:path>
        <draw:path draw:style-name="gr3" draw:text-style-name="P1" draw:layer="layout" svg:width="0.113cm" svg:height="0.053cm" svg:x="15.285cm" svg:y="6.423cm" svg:viewBox="0 0 114 54" svg:d="M114 0c-23 4-54 43-58 54-3-11-35-50-56-54">
          <text:p/>
        </draw:path>
        <draw:path draw:style-name="gr3" draw:text-style-name="P1" draw:layer="layout" svg:width="0.112cm" svg:height="0.053cm" svg:x="15.552cm" svg:y="6.423cm" svg:viewBox="0 0 113 54" svg:d="M113 0c-21 4-52 43-56 54-5-11-36-50-57-54">
          <text:p/>
        </draw:path>
        <draw:path draw:style-name="gr3" draw:text-style-name="P1" draw:layer="layout" svg:width="0.113cm" svg:height="0.053cm" svg:x="15.818cm" svg:y="6.423cm" svg:viewBox="0 0 114 54" svg:d="M114 0c-21 4-53 43-56 54-4-11-35-50-58-54">
          <text:p/>
        </draw:path>
        <draw:path draw:style-name="gr3" draw:text-style-name="P1" draw:layer="layout" svg:width="0.113cm" svg:height="0.053cm" svg:x="16.218cm" svg:y="6.423cm" svg:viewBox="0 0 114 54" svg:d="M114 0c-21 4-54 43-57 54-4-11-35-50-57-54">
          <text:p/>
        </draw:path>
        <draw:path draw:style-name="gr3" draw:text-style-name="P1" draw:layer="layout" svg:width="0.113cm" svg:height="0.053cm" svg:x="16.485cm" svg:y="6.423cm" svg:viewBox="0 0 114 54" svg:d="M114 0c-22 4-53 43-57 54-3-11-35-50-57-54">
          <text:p/>
        </draw:path>
        <draw:path draw:style-name="gr3" draw:text-style-name="P1" draw:layer="layout" svg:width="0.112cm" svg:height="0.053cm" svg:x="16.752cm" svg:y="6.423cm" svg:viewBox="0 0 113 54" svg:d="M113 0c-21 4-53 43-57 54-4-11-35-50-56-54">
          <text:p/>
        </draw:path>
        <draw:path draw:style-name="gr3" draw:text-style-name="P1" draw:layer="layout" svg:width="0.113cm" svg:height="0.053cm" svg:x="17.018cm" svg:y="6.423cm" svg:viewBox="0 0 114 54" svg:d="M114 0c-21 4-53 43-56 54-4-11-36-50-58-54">
          <text:p/>
        </draw:path>
        <draw:path draw:style-name="gr3" draw:text-style-name="P1" draw:layer="layout" svg:width="0.113cm" svg:height="0.053cm" svg:x="17.418cm" svg:y="6.423cm" svg:viewBox="0 0 114 54" svg:d="M114 0c-22 4-54 43-57 54-4-11-35-50-57-54">
          <text:p/>
        </draw:path>
        <draw:path draw:style-name="gr3" draw:text-style-name="P1" draw:layer="layout" svg:width="0.113cm" svg:height="0.053cm" svg:x="17.685cm" svg:y="6.423cm" svg:viewBox="0 0 114 54" svg:d="M114 0c-21 4-53 43-57 54-3-11-36-50-57-54">
          <text:p/>
        </draw:path>
        <draw:path draw:style-name="gr3" draw:text-style-name="P1" draw:layer="layout" svg:width="0.112cm" svg:height="0.053cm" svg:x="17.952cm" svg:y="6.423cm" svg:viewBox="0 0 113 54" svg:d="M113 0c-21 4-52 43-56 54-3-11-35-50-57-54">
          <text:p/>
        </draw:path>
        <draw:path draw:style-name="gr3" draw:text-style-name="P1" draw:layer="layout" svg:width="0.113cm" svg:height="0.053cm" svg:x="18.218cm" svg:y="6.423cm" svg:viewBox="0 0 114 54" svg:d="M114 0c-21 4-54 43-57 54-4-11-35-50-57-54">
          <text:p/>
        </draw:path>
        <draw:path draw:style-name="gr9" draw:text-style-name="P1" draw:layer="layout" svg:width="0.113cm" svg:height="0.053cm" svg:x="18.618cm" svg:y="6.423cm" svg:viewBox="0 0 114 54" svg:d="M114 0c-21 4-53 43-56 54-4-11-35-50-58-54">
          <text:p/>
        </draw:path>
        <draw:path draw:style-name="gr9" draw:text-style-name="P1" draw:layer="layout" svg:width="0.113cm" svg:height="0.053cm" svg:x="18.885cm" svg:y="6.423cm" svg:viewBox="0 0 114 54" svg:d="M114 0c-21 4-54 43-58 54-3-11-35-50-56-54">
          <text:p/>
        </draw:path>
        <draw:path draw:style-name="gr9" draw:text-style-name="P1" draw:layer="layout" svg:width="0.112cm" svg:height="0.053cm" svg:x="19.152cm" svg:y="6.423cm" svg:viewBox="0 0 113 54" svg:d="M113 0c-21 4-52 43-56 54-3-11-36-50-57-54">
          <text:p/>
        </draw:path>
        <draw:path draw:style-name="gr9" draw:text-style-name="P1" draw:layer="layout" svg:width="0.113cm" svg:height="0.053cm" svg:x="19.418cm" svg:y="6.423cm" svg:viewBox="0 0 114 54" svg:d="M114 0c-22 4-54 43-57 54-4-11-35-50-57-54">
          <text:p/>
        </draw:path>
        <draw:path draw:style-name="gr3" draw:text-style-name="P1" draw:layer="layout" svg:width="0.113cm" svg:height="0.053cm" svg:x="15.018cm" svg:y="6.421cm" svg:viewBox="0 0 114 54" svg:d="M114 0c-22 4-54 43-57 54-4-11-35-50-57-54">
          <text:p/>
        </draw:path>
        <draw:path draw:style-name="gr3" draw:text-style-name="P1" draw:layer="layout" svg:width="0.113cm" svg:height="0.053cm" svg:x="15.285cm" svg:y="6.421cm" svg:viewBox="0 0 114 54" svg:d="M114 0c-21 4-53 43-57 54-3-11-36-50-57-54">
          <text:p/>
        </draw:path>
        <draw:path draw:style-name="gr3" draw:text-style-name="P1" draw:layer="layout" svg:width="0.112cm" svg:height="0.053cm" svg:x="15.552cm" svg:y="6.421cm" svg:viewBox="0 0 113 54" svg:d="M113 0c-21 4-52 43-56 54-3-11-35-50-57-54">
          <text:p/>
        </draw:path>
        <draw:path draw:style-name="gr3" draw:text-style-name="P1" draw:layer="layout" svg:width="0.113cm" svg:height="0.053cm" svg:x="15.818cm" svg:y="6.421cm" svg:viewBox="0 0 114 54" svg:d="M114 0c-21 4-54 43-57 54-4-11-35-50-57-54">
          <text:p/>
        </draw:path>
        <draw:path draw:style-name="gr3" draw:text-style-name="P1" draw:layer="layout" svg:width="0.113cm" svg:height="0.053cm" svg:x="16.218cm" svg:y="6.421cm" svg:viewBox="0 0 114 54" svg:d="M114 0c-21 4-53 43-56 54-4-11-35-50-58-54">
          <text:p/>
        </draw:path>
        <draw:path draw:style-name="gr3" draw:text-style-name="P1" draw:layer="layout" svg:width="0.113cm" svg:height="0.053cm" svg:x="16.485cm" svg:y="6.421cm" svg:viewBox="0 0 114 54" svg:d="M114 0c-21 4-54 43-58 54-3-11-35-50-56-54">
          <text:p/>
        </draw:path>
        <draw:path draw:style-name="gr3" draw:text-style-name="P1" draw:layer="layout" svg:width="0.112cm" svg:height="0.053cm" svg:x="16.752cm" svg:y="6.421cm" svg:viewBox="0 0 113 54" svg:d="M113 0c-21 4-52 43-56 54-3-11-36-50-57-54">
          <text:p/>
        </draw:path>
        <draw:path draw:style-name="gr3" draw:text-style-name="P1" draw:layer="layout" svg:width="0.113cm" svg:height="0.053cm" svg:x="17.018cm" svg:y="6.421cm" svg:viewBox="0 0 114 54" svg:d="M114 0c-22 4-54 43-57 54-4-11-35-50-57-54">
          <text:p/>
        </draw:path>
        <draw:custom-shape draw:style-name="gr10" draw:text-style-name="P8" draw:layer="layout" svg:width="1cm" svg:height="1cm" svg:x="18.6cm" svg:y="6.4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7.4cm" svg:y="6.4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6.2cm" svg:y="6.4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5cm" svg:y="6.4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3.8cm" svg:y="6.4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2.6cm" svg:y="6.4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1.4cm" svg:y="6.4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0.2cm" svg:y="6.4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9cm" svg:y="6.4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7.8cm" svg:y="6.4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6.6cm" svg:y="6.4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5.4cm" svg:y="6.4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4.2cm" svg:y="6.4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3cm" svg:y="6.478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1.8cm" svg:y="6.476cm">
          <text:p text:style-name="P5">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cm" svg:height="1cm" svg:x="0.6cm" svg:y="6.476cm">
          <text:p text:style-name="P5">S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3.249cm" svg:height="0.39cm" svg:x="8.2cm" svg:y="3.9cm">
          <draw:text-box>
            <text:p>(5 round distinguisher)</text:p>
          </draw:text-box>
        </draw:frame>
        <draw:frame draw:style-name="gr13" draw:text-style-name="P10" draw:layer="layout" svg:width="0.002cm" svg:height="0.937cm" svg:x="5.437cm" svg:y="3.9cm">
          <draw:text-box>
            <text:p/>
          </draw:text-box>
        </draw:frame>
        <draw:g>
          <svg:title>TexMaths</svg:title>
          <svg:desc>14§display§(N_0^{25})§svg§600§FALSE§</svg:desc>
          <draw:g>
            <draw:path draw:style-name="gr14" draw:text-style-name="P11" draw:layer="layout" svg:width="1.146cm" svg:height="0.506cm" svg:x="18.465cm" svg:y="2.762cm" svg:viewBox="0 0 1147 507" svg:d="M0 0c382 0 765 0 1147 0 0 169 0 338 0 507-382 0-765 0-1147 0 0-169 0-338 0-507z">
              <text:p/>
            </draw:path>
            <draw:path draw:style-name="gr15" draw:text-style-name="P12" draw:layer="layout" svg:width="0.112cm" svg:height="0.488cm" svg:x="18.489cm" svg:y="2.8cm" svg:viewBox="0 0 113 489" svg:d="M113 484c0-1 0-2-8-11-62-61-77-153-77-229 0-85 18-170 80-231 5-6 5-7 5-9 0-3-1-4-4-4-6 0-49 34-78 95-25 54-31 107-31 149 0 38 6 98 32 152 30 60 71 93 77 93 3 0 4-2 4-5z">
              <text:p/>
            </draw:path>
            <draw:path draw:style-name="gr15" draw:text-style-name="P12" draw:layer="layout" svg:width="0.413cm" svg:height="0.333cm" svg:x="18.65cm" svg:y="2.832cm" svg:viewBox="0 0 414 334" svg:d="M352 52c6-20 14-35 54-37 2 0 8 0 8-9-2-2 0-6-7-6-15 0-34 1-49 1-17 0-34-1-50-1-3 0-9 0-9 10 0 5 4 5 9 5 28 0 33 12 33 21 0 3-1 10-1 11-18 73-37 146-55 218-36-85-72-170-109-255-4-9-4-10-15-10-22 0-44 0-66 0-10 0-15 0-15 10 0 5 5 5 14 5 3 0 33 0 33 5-22 87-44 175-65 262-5 20-13 36-54 38-2 0-8 0-8 9 0 3 3 5 7 5 15 0 32-2 49-2s35 2 50 2c3 0 9 0 9-10 0-4-5-4-10-4-28-2-32-13-32-23 0-2 1-5 3-11 21-86 42-172 64-258 1 3 1 4 4 8 41 97 82 193 123 289 3 9 4 9 9 9s5-2 8-10c23-91 46-182 68-272z">
              <text:p/>
            </draw:path>
            <draw:path draw:style-name="gr15" draw:text-style-name="P12" draw:layer="layout" svg:width="0.151cm" svg:height="0.227cm" svg:x="19.1cm" svg:y="2.737cm" svg:viewBox="0 0 152 228" svg:d="M152 165c-3 0-7 0-11 0-1 8-4 28-10 32-2 1-29 1-33 1-21 0-42 0-63 0 36-32 48-42 68-57 26-21 49-42 49-74 0-42-36-67-79-67-44 0-73 29-73 61 0 17 15 20 20 20 7 0 18-7 18-18 0-7-3-18-21-18 11-25 33-32 50-32 35 0 52 26 52 54 0 29-21 53-32 66-28 27-55 54-83 81-4 2-4 4-4 14 48 0 95 0 143 0 3-21 6-42 9-63z">
              <text:p/>
            </draw:path>
            <draw:path draw:style-name="gr15" draw:text-style-name="P12" draw:layer="layout" svg:width="0.151cm" svg:height="0.234cm" svg:x="19.296cm" svg:y="2.737cm" svg:viewBox="0 0 152 235" svg:d="M32 36c18 4 28 4 34 4 44 0 72-30 72-36 0-3-2-4-4-4-1 0-1 0-3 1-8 3-26 10-51 10-10 0-28-1-51-10-4-1-4-1-5-1-4 0-4 4-4 10 0 33 0 67 0 100 0 6 0 10 5 10 3 0 4 0 7-4 16-20 37-22 48-22 21 0 30 16 32 19 5 11 8 24 8 45 0 10 0 29-11 44-8 13-22 21-39 21-22 0-46-12-55-35 13 2 20-8 20-16 0-16-13-18-17-18-1 0-18 0-18 19 0 31 29 62 70 62 45 0 82-34 82-76 0-39-29-75-72-75-14 0-32 4-48 17 0-22 0-43 0-65z">
              <text:p/>
            </draw:path>
            <draw:path draw:style-name="gr15" draw:text-style-name="P12" draw:layer="layout" svg:width="0.16cm" svg:height="0.234cm" svg:x="19.043cm" svg:y="3.059cm" svg:viewBox="0 0 161 235" svg:d="M161 119c0-38-6-65-21-90-11-15-32-29-59-29-81 0-81 94-81 119s1 116 81 116c81 0 80-91 80-116zM81 225c-17 0-38-9-45-38-4-19-4-47-4-73 0-25 0-51 6-69 7-28 28-35 43-35 18 0 36 11 42 30 6 20 6 44 6 74 0 26 0 51-5 72-7 32-30 39-43 39z">
              <text:p/>
            </draw:path>
            <draw:path draw:style-name="gr15" draw:text-style-name="P12" draw:layer="layout" svg:width="0.112cm" svg:height="0.488cm" svg:x="19.524cm" svg:y="2.8cm" svg:viewBox="0 0 113 489" svg:d="M113 244c0-37-5-97-32-152-29-60-71-92-77-92-3 0-4 1-4 4 0 2 0 3 8 11 49 49 77 127 77 229 0 84-18 169-79 232-6 6-6 7-6 8 0 3 1 5 4 5 6 0 49-34 79-95 25-55 30-109 30-150z">
              <text:p/>
            </draw:path>
          </draw:g>
        </draw:g>
        <draw:g>
          <svg:title>TexMaths</svg:title>
          <svg:desc>14§display§(N^{31}_0)§svg§600§FALSE§</svg:desc>
          <draw:g>
            <draw:path draw:style-name="gr14" draw:text-style-name="P11" draw:layer="layout" svg:width="1.146cm" svg:height="0.506cm" svg:x="18.465cm" svg:y="7.762cm" svg:viewBox="0 0 1147 507" svg:d="M0 0c382 0 765 0 1147 0 0 169 0 338 0 507-382 0-765 0-1147 0 0-169 0-338 0-507z">
              <text:p/>
            </draw:path>
            <draw:path draw:style-name="gr15" draw:text-style-name="P12" draw:layer="layout" svg:width="0.112cm" svg:height="0.488cm" svg:x="18.489cm" svg:y="7.8cm" svg:viewBox="0 0 113 489" svg:d="M113 484c0-1 0-2-8-11-62-61-77-153-77-229 0-85 18-170 80-231 5-6 5-7 5-9 0-3-1-4-4-4-6 0-49 34-78 95-25 54-31 107-31 149 0 38 6 98 32 152 30 60 71 93 77 93 3 0 4-2 4-5z">
              <text:p/>
            </draw:path>
            <draw:path draw:style-name="gr15" draw:text-style-name="P12" draw:layer="layout" svg:width="0.413cm" svg:height="0.333cm" svg:x="18.65cm" svg:y="7.832cm" svg:viewBox="0 0 414 334" svg:d="M352 52c6-20 14-35 54-37 2 0 8 0 8-9-2-2 0-6-7-6-15 0-34 1-49 1-17 0-34-1-50-1-3 0-9 0-9 10 0 5 4 5 9 5 28 0 33 12 33 21 0 3-1 10-1 11-18 73-37 146-55 218-36-85-72-170-109-255-4-9-4-10-15-10-22 0-44 0-66 0-10 0-15 0-15 10 0 5 5 5 14 5 3 0 33 0 33 5-22 87-44 175-65 262-5 20-13 36-54 38-2 0-8 0-8 9 0 3 3 5 7 5 15 0 32-2 49-2s35 2 50 2c3 0 9 0 9-10 0-4-5-4-10-4-28-2-32-13-32-23 0-2 1-5 3-11 21-86 42-172 64-258 1 3 1 4 4 8 41 97 82 193 123 289 3 9 4 9 9 9s5-2 8-10c23-91 46-182 68-272z">
              <text:p/>
            </draw:path>
            <draw:path draw:style-name="gr15" draw:text-style-name="P12" draw:layer="layout" svg:width="0.157cm" svg:height="0.234cm" svg:x="19.097cm" svg:y="7.737cm" svg:viewBox="0 0 158 235" svg:d="M76 113c26 0 46 18 46 55 0 43-25 55-45 55-14 0-43-4-59-23 17-2 21-13 21-20 0-11-8-18-19-18-10 0-20 6-20 19 0 33 36 54 78 54 48 0 80-33 80-67 0-27-21-54-59-61 35-13 49-39 49-60 0-27-32-47-70-47-37 0-67 18-67 46 0 11 7 18 18 18 10 0 17-8 17-18s-7-17-17-17c12-15 35-19 48-19 15 0 38 8 38 37 0 14-6 30-14 41-11 13-21 14-38 15-8 0-10 0-11 0-2 0-4 2-4 4 0 6 4 6 9 6 6 0 12 0 19 0z">
              <text:p/>
            </draw:path>
            <draw:path draw:style-name="gr15" draw:text-style-name="P12" draw:layer="layout" svg:width="0.123cm" svg:height="0.227cm" svg:x="19.313cm" svg:y="7.737cm" svg:viewBox="0 0 124 228" svg:d="M77 10c0-10 0-10-10-10-22 21-53 22-67 22 0 5 0 9 0 13 8 0 31 0 49-10 0 58 0 116 0 175 0 11 0 15-34 15-4 0-9 0-14 0 0 4 0 8 0 13 7 0 49-2 62-2 11 0 54 2 61 2 0-5 0-9 0-13-4 0-8 0-12 0-35 0-35-4-35-15 0-64 0-127 0-190z">
              <text:p/>
            </draw:path>
            <draw:path draw:style-name="gr15" draw:text-style-name="P12" draw:layer="layout" svg:width="0.16cm" svg:height="0.234cm" svg:x="19.043cm" svg:y="8.059cm" svg:viewBox="0 0 161 235" svg:d="M161 119c0-38-6-65-21-90-11-15-32-29-59-29-81 0-81 94-81 119s1 116 81 116c81 0 80-91 80-116zM81 225c-17 0-38-9-45-38-4-19-4-47-4-73 0-25 0-51 6-69 7-28 28-35 43-35 18 0 36 11 42 30 6 20 6 44 6 74 0 26 0 51-5 72-7 32-30 39-43 39z">
              <text:p/>
            </draw:path>
            <draw:path draw:style-name="gr15" draw:text-style-name="P12" draw:layer="layout" svg:width="0.112cm" svg:height="0.488cm" svg:x="19.524cm" svg:y="7.8cm" svg:viewBox="0 0 113 489" svg:d="M113 244c0-37-5-97-32-152-29-60-71-92-77-92-3 0-4 1-4 4 0 2 0 3 8 11 49 49 77 127 77 229 0 84-18 169-79 232-6 6-6 7-6 8 0 3 1 5 4 5 6 0 49-34 79-95 25-55 30-109 30-15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/>
      <style:text-properties fo:font-size="10pt" fo:background-color="#ffffff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30T15:49:20.687379342</dc:date>
    <meta:editing-duration>PT19M26S</meta:editing-duration>
    <meta:editing-cycles>5</meta:editing-cycles>
    <meta:generator>LibreOffice/7.3.3.2$Linux_X86_64 LibreOffice_project/30$Build-2</meta:generator>
    <meta:document-statistic meta:object-count="772"/>
  </office:meta>
</office:document-meta>
</file>